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  <style:font-face style:name="var ds-font-family-code" svg:font-family="'var ds-font-family-code'"/>
  </office:font-face-decls>
  <office:automatic-styles>
    <style:style style:name="P1" style:family="paragraph" style:parent-style-name="Horizontal_20_Line">
      <style:paragraph-properties fo:margin-left="0.635cm" fo:margin-right="0cm" fo:orphans="2" fo:widows="2" fo:text-indent="0cm" style:auto-text-indent="false"/>
    </style:style>
    <style:style style:name="P2" style:family="paragraph" style:parent-style-name="Heading_20_3">
      <style:paragraph-properties fo:margin-left="0.635cm" fo:margin-right="0cm" fo:margin-top="0.847cm" fo:margin-bottom="0.423cm" style:contextual-spacing="false" fo:orphans="2" fo:widows="2" fo:text-indent="0cm" style:auto-text-indent="false"/>
    </style:style>
    <style:style style:name="P3" style:family="paragraph" style:parent-style-name="Heading_20_4">
      <style:paragraph-properties fo:margin-left="0.635cm" fo:margin-right="0cm" fo:margin-top="0.423cm" fo:margin-bottom="0.423cm" style:contextual-spacing="false" fo:line-height="0.4cm" fo:orphans="2" fo:widows="2" fo:text-indent="0cm" style:auto-text-indent="false"/>
    </style:style>
    <style:style style:name="P4" style:family="paragraph" style:parent-style-name="Preformatted_20_Text">
      <style:paragraph-properties fo:margin-left="0.635cm" fo:margin-right="0cm" fo:margin-top="0cm" fo:margin-bottom="0cm" style:contextual-spacing="false" fo:line-height="0.4cm" fo:orphans="2" fo:widows="2" fo:text-indent="0cm" style:auto-text-indent="false" fo:padding="0cm" fo:border="none"/>
      <style:text-properties fo:font-variant="normal" fo:text-transform="none" fo:color="#e45649" loext:opacity="100%" style:font-name="var ds-font-family-code" fo:font-size="10.5pt" fo:letter-spacing="normal" fo:font-style="normal" fo:font-weight="normal" loext:padding="0cm" loext:border="none"/>
    </style:style>
    <style:style style:name="P5" style:family="paragraph" style:parent-style-name="Preformatted_20_Text">
      <style:paragraph-properties fo:margin-left="0.635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800080" loext:opacity="100%" style:font-name="var ds-font-family-code" fo:font-size="10.5pt" fo:letter-spacing="normal" fo:font-style="normal" fo:font-weight="normal" loext:padding="0cm" loext:border="none"/>
    </style:style>
    <style:style style:name="P6" style:family="paragraph" style:parent-style-name="Preformatted_20_Text">
      <style:paragraph-properties fo:margin-left="0.635cm" fo:margin-right="0cm" fo:margin-top="0cm" fo:margin-bottom="0cm" style:contextual-spacing="false" fo:line-height="0.4cm" fo:orphans="2" fo:widows="2" fo:text-indent="0cm" style:auto-text-indent="false" fo:padding="0cm" fo:border="none"/>
      <style:text-properties fo:font-variant="normal" fo:text-transform="none" fo:color="#800080" loext:opacity="100%" style:font-name="var ds-font-family-code" fo:font-size="10.5pt" fo:letter-spacing="normal" fo:font-style="normal" fo:font-weight="normal" loext:padding="0cm" loext:border="none"/>
    </style:style>
    <style:style style:name="P7" style:family="paragraph" style:parent-style-name="Preformatted_20_Text">
      <style:paragraph-properties fo:margin-left="0.635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800080" loext:opacity="100%" fo:letter-spacing="normal" loext:padding="0cm" loext:border="none"/>
    </style:style>
    <style:style style:name="P8" style:family="paragraph" style:parent-style-name="Preformatted_20_Text">
      <style:paragraph-properties fo:margin-left="0.635cm" fo:margin-right="0cm" fo:margin-top="0cm" fo:margin-bottom="0cm" style:contextual-spacing="false" fo:line-height="0.4cm" fo:orphans="2" fo:widows="2" fo:text-indent="0cm" style:auto-text-indent="false" fo:padding="0cm" fo:border="none"/>
      <style:text-properties fo:font-variant="normal" fo:text-transform="none" fo:color="#800080" loext:opacity="100%" fo:letter-spacing="normal" loext:padding="0cm" loext:border="none"/>
    </style:style>
    <style:style style:name="P9" style:family="paragraph" style:parent-style-name="Preformatted_20_Text">
      <style:paragraph-properties fo:margin-left="0.635cm" fo:margin-right="0cm" fo:margin-top="0cm" fo:margin-bottom="0cm" style:contextual-spacing="false" fo:line-height="0.4cm" fo:orphans="2" fo:widows="2" fo:text-indent="0cm" style:auto-text-indent="false" fo:padding="0cm" fo:border="none"/>
      <style:text-properties fo:font-variant="normal" fo:text-transform="none" fo:color="#383a42" loext:opacity="100%" style:font-name="var ds-font-family-code" fo:font-size="10.5pt" fo:letter-spacing="normal" fo:font-style="normal" fo:font-weight="normal" loext:padding="0cm" loext:border="none"/>
    </style:style>
    <style:style style:name="P10" style:family="paragraph" style:parent-style-name="Preformatted_20_Text">
      <style:paragraph-properties fo:margin-left="0.635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78f2" loext:opacity="100%" style:font-name="var ds-font-family-code" fo:font-size="10.5pt" fo:letter-spacing="normal" fo:font-style="normal" fo:font-weight="normal" loext:padding="0cm" loext:border="none"/>
    </style:style>
    <style:style style:name="P11" style:family="paragraph" style:parent-style-name="Preformatted_20_Text">
      <style:paragraph-properties fo:margin-left="0.635cm" fo:margin-right="0cm" fo:margin-top="0cm" fo:margin-bottom="0cm" style:contextual-spacing="false" fo:orphans="2" fo:widows="2" fo:text-indent="0cm" style:auto-text-indent="false" fo:padding="0cm" fo:border="none"/>
    </style:style>
    <style:style style:name="P12" style:family="paragraph" style:parent-style-name="Preformatted_20_Text">
      <style:paragraph-properties fo:margin-left="0.635cm" fo:margin-right="0cm" fo:margin-top="0cm" fo:margin-bottom="0cm" style:contextual-spacing="false" fo:line-height="0.4cm" fo:orphans="2" fo:widows="2" fo:text-indent="0cm" style:auto-text-indent="false" fo:padding="0cm" fo:border="none"/>
    </style:style>
    <style:style style:name="P13" style:family="paragraph" style:parent-style-name="Text_20_body" style:list-style-name="L1">
      <style:paragraph-properties fo:margin-left="0.635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800080" loext:opacity="100%" style:font-name="quote-cjk-patch" fo:font-size="10.5pt" fo:letter-spacing="normal" fo:font-style="normal" fo:font-weight="normal" loext:padding="0cm" loext:border="none"/>
    </style:style>
    <style:style style:name="P14" style:family="paragraph" style:parent-style-name="Text_20_body" style:list-style-name="L2">
      <style:paragraph-properties fo:margin-left="0.635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800080" loext:opacity="100%" style:font-name="quote-cjk-patch" fo:font-size="10.5pt" fo:letter-spacing="normal" fo:font-style="normal" fo:font-weight="normal" loext:padding="0cm" loext:border="none"/>
    </style:style>
    <style:style style:name="P15" style:family="paragraph" style:parent-style-name="Text_20_body" style:list-style-name="L3">
      <style:paragraph-properties fo:margin-left="0.635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800080" loext:opacity="100%" style:font-name="quote-cjk-patch" fo:font-size="10.5pt" fo:letter-spacing="normal" fo:font-style="normal" fo:font-weight="normal" loext:padding="0cm" loext:border="none"/>
    </style:style>
    <style:style style:name="P16" style:family="paragraph" style:parent-style-name="Text_20_body" style:list-style-name="L4">
      <style:paragraph-properties fo:margin-left="0.635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800080" loext:opacity="100%" style:font-name="quote-cjk-patch" fo:font-size="10.5pt" fo:letter-spacing="normal" fo:font-style="normal" fo:font-weight="normal" loext:padding="0cm" loext:border="none"/>
    </style:style>
    <style:style style:name="P17" style:family="paragraph" style:parent-style-name="Text_20_body" style:list-style-name="L5">
      <style:paragraph-properties fo:margin-left="0.635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800080" loext:opacity="100%" style:font-name="quote-cjk-patch" fo:font-size="10.5pt" fo:letter-spacing="normal" fo:font-style="normal" fo:font-weight="normal" loext:padding="0cm" loext:border="none"/>
    </style:style>
    <style:style style:name="P18" style:family="paragraph" style:parent-style-name="Text_20_body">
      <style:paragraph-properties fo:margin-left="0.635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800080" loext:opacity="100%" style:font-name="quote-cjk-patch" fo:font-size="10.5pt" fo:letter-spacing="normal" fo:font-style="normal" fo:font-weight="normal" loext:padding="0cm" loext:border="none"/>
    </style:style>
    <style:style style:name="P19" style:family="paragraph" style:parent-style-name="Text_20_body">
      <style:paragraph-properties fo:margin-left="0.635cm" fo:margin-right="0cm" fo:margin-top="0.423cm" fo:margin-bottom="0cm" style:contextual-spacing="false" fo:orphans="2" fo:widows="2" fo:text-indent="0cm" style:auto-text-indent="false"/>
      <style:text-properties fo:font-variant="normal" fo:text-transform="none" fo:color="#800080" loext:opacity="100%" style:font-name="quote-cjk-patch" fo:font-size="10.5pt" fo:letter-spacing="normal" fo:font-style="normal" fo:font-weight="normal" loext:padding="0cm" loext:border="none"/>
    </style:style>
    <style:style style:name="P20" style:family="paragraph" style:parent-style-name="Text_20_body">
      <style:paragraph-properties fo:margin-left="0.635cm" fo:margin-right="0.079cm" fo:margin-top="0cm" fo:margin-bottom="0cm" style:contextual-spacing="false" fo:orphans="2" fo:widows="2" fo:text-indent="0cm" style:auto-text-indent="false"/>
      <style:text-properties fo:font-variant="normal" fo:text-transform="none" fo:color="#800080" loext:opacity="100%" style:font-name="quote-cjk-patch" fo:font-size="10.5pt" fo:letter-spacing="normal" fo:font-style="normal" fo:font-weight="normal" loext:padding="0cm" loext:border="none"/>
    </style:style>
    <style:style style:name="P21" style:family="paragraph" style:parent-style-name="Text_20_body">
      <style:paragraph-properties fo:margin-left="0.635cm" fo:margin-right="0.079cm" fo:margin-top="0cm" fo:margin-bottom="0cm" style:contextual-spacing="false" fo:line-height="0.4cm" fo:orphans="2" fo:widows="2" fo:text-indent="0cm" style:auto-text-indent="false"/>
      <style:text-properties fo:font-variant="normal" fo:text-transform="none" fo:color="#800080" loext:opacity="100%" style:font-name="quote-cjk-patch" fo:font-size="10.5pt" fo:letter-spacing="normal" fo:font-style="normal" fo:font-weight="normal" loext:padding="0cm" loext:border="none"/>
    </style:style>
    <style:style style:name="P22" style:family="paragraph" style:parent-style-name="Text_20_body">
      <style:paragraph-properties fo:margin-left="0.847cm" fo:margin-right="0.847cm" fo:margin-top="0cm" fo:margin-bottom="0cm" style:contextual-spacing="false" fo:orphans="2" fo:widows="2" fo:text-indent="0cm" style:auto-text-indent="false"/>
      <style:text-properties fo:font-variant="normal" fo:text-transform="none" fo:color="#800080" loext:opacity="100%" style:font-name="quote-cjk-patch" fo:font-size="10.5pt" fo:letter-spacing="normal" fo:font-style="normal" fo:font-weight="normal" fo:background-color="#ffffff"/>
    </style:style>
    <style:style style:name="P23" style:family="paragraph" style:parent-style-name="Text_20_body">
      <style:paragraph-properties fo:margin-left="0.635cm" fo:margin-right="0cm" fo:margin-top="0cm" fo:margin-bottom="0.423cm" style:contextual-spacing="false" fo:orphans="2" fo:widows="2" fo:text-indent="0cm" style:auto-text-indent="false"/>
    </style:style>
    <style:style style:name="P24" style:family="paragraph" style:parent-style-name="Text_20_body">
      <style:paragraph-properties fo:margin-left="0.635cm" fo:margin-right="0cm" fo:margin-top="0.423cm" fo:margin-bottom="0.423cm" style:contextual-spacing="false" fo:orphans="2" fo:widows="2" fo:text-indent="0cm" style:auto-text-indent="false"/>
    </style:style>
    <style:style style:name="P25" style:family="paragraph" style:parent-style-name="Text_20_body" style:list-style-name="L3">
      <style:paragraph-properties fo:margin-left="0.635cm" fo:margin-right="0cm" fo:margin-top="0cm" fo:margin-bottom="0.212cm" style:contextual-spacing="false" fo:orphans="2" fo:widows="2" fo:text-indent="0cm" style:auto-text-indent="false" fo:padding="0cm" fo:border="none"/>
    </style:style>
    <style:style style:name="P26" style:family="paragraph" style:parent-style-name="Text_20_body" style:list-style-name="L3">
      <style:paragraph-properties fo:margin-left="0.635cm" fo:margin-right="0cm" fo:margin-top="0cm" fo:margin-bottom="0cm" style:contextual-spacing="false" fo:orphans="2" fo:widows="2" fo:text-indent="0cm" style:auto-text-indent="false" fo:padding="0cm" fo:border="none"/>
    </style:style>
    <style:style style:name="P27" style:family="paragraph" style:parent-style-name="Text_20_body" style:list-style-name="L4">
      <style:paragraph-properties fo:margin-left="0.635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800080" loext:opacity="100%" style:font-name="quote-cjk-patch" fo:font-size="10.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800080" loext:opacity="100%" style:font-name="quote-cjk-patch" fo:font-size="10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800080" loext:opacity="100%" style:font-name="var ds-font-family-code" fo:font-size="10.5pt" fo:letter-spacing="normal" fo:font-style="normal" fo:font-weight="normal" loext:padding="0cm" loext:border="none"/>
    </style:style>
    <style:style style:name="T4" style:family="text">
      <style:text-properties style:font-name="var ds-font-family-code" fo:font-size="10.5pt" fo:font-style="normal" fo:font-weight="normal"/>
    </style:style>
    <style:style style:name="T5" style:family="text">
      <style:text-properties fo:color="#a626a4" loext:opacity="100%"/>
    </style:style>
    <style:style style:name="T6" style:family="text">
      <style:text-properties fo:color="#a626a4" loext:opacity="100%" style:font-name="var ds-font-family-code" fo:font-size="10.5pt" fo:font-style="normal" fo:font-weight="normal"/>
    </style:style>
    <style:style style:name="T7" style:family="text">
      <style:text-properties fo:color="#50a14f" loext:opacity="100%"/>
    </style:style>
    <style:style style:name="T8" style:family="text">
      <style:text-properties fo:color="#50a14f" loext:opacity="100%" style:font-name="var ds-font-family-code" fo:font-size="10.5pt" fo:font-style="normal" fo:font-weight="normal"/>
    </style:style>
    <style:style style:name="T9" style:family="text">
      <style:text-properties fo:color="#b76b01" loext:opacity="100%"/>
    </style:style>
    <style:style style:name="T10" style:family="text">
      <style:text-properties fo:color="#b76b01" loext:opacity="100%" style:font-name="var ds-font-family-code" fo:font-size="10.5pt" fo:font-style="normal" fo:font-weight="normal"/>
    </style:style>
    <style:style style:name="T11" style:family="text">
      <style:text-properties fo:color="#4078f2" loext:opacity="100%"/>
    </style:style>
    <style:style style:name="T12" style:family="text">
      <style:text-properties fo:color="#4078f2" loext:opacity="100%" style:font-name="var ds-font-family-code" fo:font-size="10.5pt" fo:font-style="normal" fo:font-weight="normal"/>
    </style:style>
    <style:style style:name="T13" style:family="text">
      <style:text-properties fo:color="#383a42" loext:opacity="100%"/>
    </style:style>
    <style:style style:name="T14" style:family="text">
      <style:text-properties fo:color="#383a42" loext:opacity="100%" style:font-name="var ds-font-family-code" fo:font-size="10.5pt" fo:font-style="normal" fo:font-weight="normal"/>
    </style:style>
    <style:style style:name="T15" style:family="text">
      <style:text-properties fo:color="#e45649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Strong_20_Emphasis"><text:span text:style-name="T1">Лабораторная работа №1</text:span></text:span><text:span text:style-name="T2"><text:line-break/></text:span><text:span text:style-name="Strong_20_Emphasis"><text:span text:style-name="T1">Управление процессами и межпроцессное взаимодействие</text:span></text:span></text:p>
      <text:p text:style-name="P1"/>
      <text:h text:style-name="P2" text:outline-level="3"><text:span text:style-name="Strong_20_Emphasis"><text:span text:style-name="T2">Цель работы</text:span></text:span></text:h>
      <text:p text:style-name="P18">Приобретение практических навыков в:</text:p>
      <text:list text:style-name="L1">
        <text:list-item>
          <text:p text:style-name="P13">Управление процессами в ОС</text:p>
        </text:list-item>
        <text:list-item>
          <text:p text:style-name="P13">Обеспечение обмена данных между процессами посредством каналов</text:p>
        </text:list-item>
      </text:list>
      <text:p text:style-name="P1"/>
      <text:h text:style-name="P2" text:outline-level="3"><text:span text:style-name="Strong_20_Emphasis"><text:span text:style-name="T2">Задание</text:span></text:span></text:h>
      <text:p text:style-name="P18">Составить и отладить программу на языке Си, осуществляющую работу с процессами и взаимодействие между ними. Родительский процесс создает дочерний процесс. Пользователь вводит имя файла, который дочерний процесс открывает для чтения. Через канал (pipe) данные передаются родительскому процессу для вывода.</text:p>
      <text:p text:style-name="P24"><text:span text:style-name="Strong_20_Emphasis"><text:span text:style-name="T1">Вариант 9:</text:span></text:span></text:p>
      <text:list text:style-name="L2">
        <text:list-item>
          <text:p text:style-name="P14">В файле записаны команды вида: «число число число»</text:p>
        </text:list-item>
        <text:list-item>
          <text:p text:style-name="P14">Дочерний процесс делит первое число на последующие</text:p>
        </text:list-item>
        <text:list-item>
          <text:p text:style-name="P14">При делении на 0 оба процесса завершаются</text:p>
        </text:list-item>
        <text:list-item>
          <text:p text:style-name="P14">Проверка деления на 0 осуществляется в дочернем процессе</text:p>
        </text:list-item>
        <text:list-item>
          <text:p text:style-name="P14">Числа типа float, количество чисел произвольное</text:p>
        </text:list-item>
      </text:list>
      <text:p text:style-name="P1"/>
      <text:h text:style-name="P2" text:outline-level="3"><text:span text:style-name="Strong_20_Emphasis"><text:span text:style-name="T2">Общий метод и алгоритм решения</text:span></text:span></text:h>
      <text:list text:style-name="L3">
        <text:list-item>
          <text:p text:style-name="P25"><text:span text:style-name="Strong_20_Emphasis"><text:span text:style-name="T1">Родительский процесс:</text:span></text:span></text:p>
          <text:list>
            <text:list-item>
              <text:p text:style-name="P26"><text:span text:style-name="T2">Создает канал </text:span><text:span text:style-name="Source_20_Text"><text:span text:style-name="T3">pipe1</text:span></text:span></text:p>
            </text:list-item>
            <text:list-item>
              <text:p text:style-name="P15">Запрашивает имя файла у пользователя</text:p>
            </text:list-item>
            <text:list-item>
              <text:p text:style-name="P26"><text:span text:style-name="T2">Создает дочерний процесс через </text:span><text:span text:style-name="Source_20_Text"><text:span text:style-name="T3">fork()</text:span></text:span></text:p>
            </text:list-item>
            <text:list-item>
              <text:p text:style-name="P15">Перенаправляет stdout дочернего процесса в pipe</text:p>
            </text:list-item>
            <text:list-item>
              <text:p text:style-name="P15">Читает результаты из pipe и выводит их</text:p>
            </text:list-item>
          </text:list>
        </text:list-item>
        <text:list-item>
          <text:p text:style-name="P25"><text:span text:style-name="Strong_20_Emphasis"><text:span text:style-name="T1">Дочерний процесс:</text:span></text:span></text:p>
          <text:list>
            <text:list-item>
              <text:p text:style-name="P15">Перенаправляет stdin на файл</text:p>
            </text:list-item>
            <text:list-item>
              <text:p text:style-name="P15">Читает команды построчно</text:p>
            </text:list-item>
            <text:list-item>
              <text:p text:style-name="P15">Парсит числа, выполняет деление</text:p>
            </text:list-item>
            <text:list-item>
              <text:p text:style-name="P15"><text:soft-page-break/>Проверяет деление на 0</text:p>
            </text:list-item>
            <text:list-item>
              <text:p text:style-name="P15">Выводит результаты в pipe</text:p>
            </text:list-item>
          </text:list>
        </text:list-item>
        <text:list-item>
          <text:p text:style-name="P25"><text:span text:style-name="Strong_20_Emphasis"><text:span text:style-name="T1">Взаимодействие:</text:span></text:span></text:p>
          <text:list>
            <text:list-item>
              <text:p text:style-name="P15">Через pipe1: дочерний → родительский процесс</text:p>
            </text:list-item>
            <text:list-item>
              <text:p text:style-name="P15">Сигнализация об ошибках через коды завершения</text:p>
            </text:list-item>
          </text:list>
        </text:list-item>
      </text:list>
      <text:p text:style-name="P1"/>
      <text:h text:style-name="P2" text:outline-level="3"><text:span text:style-name="Strong_20_Emphasis"><text:span text:style-name="T2">Основные файлы программы</text:span></text:span></text:h>
      <text:h text:style-name="P3" text:outline-level="4"><text:span text:style-name="Strong_20_Emphasis"><text:span text:style-name="T2">process.h</text:span></text:span></text:h>
      <text:p text:style-name="P4">#<text:span text:style-name="T5">ifndef</text:span> PROCESS_H</text:p>
      <text:p text:style-name="P4">#<text:span text:style-name="T5">define</text:span> PROCESS_H</text:p>
      <text:p text:style-name="P12"/>
      <text:p text:style-name="P4">#<text:span text:style-name="T5">include</text:span> <text:span text:style-name="T7">&lt;stdio.h&gt;</text:span></text:p>
      <text:p text:style-name="P4">#<text:span text:style-name="T5">include</text:span> <text:span text:style-name="T7">&lt;stdlib.h&gt;</text:span></text:p>
      <text:p text:style-name="P4">#<text:span text:style-name="T5">include</text:span> <text:span text:style-name="T7">&lt;unistd.h&gt;</text:span></text:p>
      <text:p text:style-name="P4">#<text:span text:style-name="T5">include</text:span> <text:span text:style-name="T7">&lt;fcntl.h&gt;</text:span></text:p>
      <text:p text:style-name="P4">#<text:span text:style-name="T5">include</text:span> <text:span text:style-name="T7">&lt;string.h&gt;</text:span></text:p>
      <text:p text:style-name="P12"/>
      <text:p text:style-name="P4">#<text:span text:style-name="T5">define</text:span> MAX_NUMBERS <text:span text:style-name="T9">100</text:span></text:p>
      <text:p text:style-name="P4">#<text:span text:style-name="T5">define</text:span> BUFFER_SIZE <text:span text:style-name="T9">1024</text:span></text:p>
      <text:p text:style-name="P12"/>
      <text:p text:style-name="P6"><text:span text:style-name="T5">void</text:span> <text:span text:style-name="T11">redirect_fd</text:span><text:span text:style-name="T13">(</text:span><text:span text:style-name="T5">int</text:span> old_fd<text:span text:style-name="T13">,</text:span> <text:span text:style-name="T5">int</text:span> new_fd<text:span text:style-name="T13">);</text:span></text:p>
      <text:p text:style-name="P12"/>
      <text:p text:style-name="P4">#<text:span text:style-name="T5">endif</text:span></text:p>
      <text:h text:style-name="P3" text:outline-level="4"><text:span text:style-name="Strong_20_Emphasis"><text:span text:style-name="T2">parent.c</text:span></text:span></text:h>
      <text:p text:style-name="P4">#<text:span text:style-name="T5">include</text:span> <text:span text:style-name="T7">&lt;sys/wait.h&gt;</text:span></text:p>
      <text:p text:style-name="P4">#<text:span text:style-name="T5">include</text:span> <text:span text:style-name="T7">"process.h"</text:span></text:p>
      <text:p text:style-name="P12"/>
      <text:p text:style-name="P6"><text:span text:style-name="T5">int</text:span> <text:span text:style-name="T11">main</text:span><text:span text:style-name="T13">()</text:span> <text:span text:style-name="T13">{</text:span></text:p>
      <text:p text:style-name="P8"><text:s text:c="4"/><text:span text:style-name="T6">int</text:span><text:span text:style-name="T4"> pipe1</text:span><text:span text:style-name="T14">[</text:span><text:span text:style-name="T10">2</text:span><text:span text:style-name="T14">];</text:span></text:p>
      <text:p text:style-name="P8"><text:s text:c="4"/><text:span text:style-name="T10">pid_t</text:span><text:span text:style-name="T4"> pid</text:span><text:span text:style-name="T14">;</text:span></text:p>
      <text:p text:style-name="P8"><text:s text:c="4"/><text:span text:style-name="T6">char</text:span><text:span text:style-name="T4"> filename</text:span><text:span text:style-name="T14">[</text:span><text:span text:style-name="T10">100</text:span><text:span text:style-name="T14">];</text:span></text:p>
      <text:p text:style-name="P8"><text:s text:c="4"/><text:span text:style-name="T6">char</text:span><text:span text:style-name="T4"> buffer</text:span><text:span text:style-name="T14">[</text:span><text:span text:style-name="T4">BUFFER_SIZE</text:span><text:span text:style-name="T14">];</text:span></text:p>
      <text:p text:style-name="P8"><text:s text:c="4"/><text:span text:style-name="T10">ssize_t</text:span><text:span text:style-name="T4"> bytes_read</text:span><text:span text:style-name="T14">;</text:span></text:p>
      <text:p text:style-name="P12"/>
      <text:p text:style-name="P8"><text:s text:c="4"/><text:span text:style-name="T6">if</text:span><text:span text:style-name="T4"> </text:span><text:span text:style-name="T14">(</text:span><text:span text:style-name="T12">pipe</text:span><text:span text:style-name="T14">(</text:span><text:span text:style-name="T4">pipe1</text:span><text:span text:style-name="T14">)</text:span><text:span text:style-name="T4"> </text:span><text:span text:style-name="T12">==</text:span><text:span text:style-name="T4"> </text:span><text:span text:style-name="T12">-</text:span><text:span text:style-name="T10">1</text:span><text:span text:style-name="T14">)</text:span><text:span text:style-name="T4"> </text:span><text:span text:style-name="T14">{</text:span></text:p>
      <text:p text:style-name="P8"><text:s text:c="8"/><text:span text:style-name="T12">perror</text:span><text:span text:style-name="T14">(</text:span><text:span text:style-name="T8">"pipe"</text:span><text:span text:style-name="T14">);</text:span></text:p>
      <text:p text:style-name="P8"><text:s text:c="8"/><text:span text:style-name="T12">exit</text:span><text:span text:style-name="T14">(</text:span><text:span text:style-name="T4">EXIT_FAILURE</text:span><text:span text:style-name="T14">);</text:span></text:p>
      <text:p text:style-name="P8"><text:s text:c="4"/><text:span text:style-name="T14">}</text:span></text:p>
      <text:p text:style-name="P12"/>
      <text:p text:style-name="P8"><text:s text:c="4"/><text:span text:style-name="T12">write</text:span><text:span text:style-name="T14">(</text:span><text:span text:style-name="T10">1</text:span><text:span text:style-name="T14">,</text:span><text:span text:style-name="T4"> </text:span><text:span text:style-name="T8">"Enter filename: "</text:span><text:span text:style-name="T14">,</text:span><text:span text:style-name="T4"> </text:span><text:span text:style-name="T10">16</text:span><text:span text:style-name="T14">);</text:span></text:p>
      <text:p text:style-name="P8"><text:s text:c="4"/><text:span text:style-name="T4">bytes_read </text:span><text:span text:style-name="T12">=</text:span><text:span text:style-name="T4"> </text:span><text:span text:style-name="T12">read</text:span><text:span text:style-name="T14">(</text:span><text:span text:style-name="T10">0</text:span><text:span text:style-name="T14">,</text:span><text:span text:style-name="T4"> filename</text:span><text:span text:style-name="T14">,</text:span><text:span text:style-name="T4"> </text:span><text:span text:style-name="T6">sizeof</text:span><text:span text:style-name="T14">(</text:span><text:span text:style-name="T4">filename</text:span><text:span text:style-name="T14">)</text:span><text:span text:style-name="T4"> </text:span><text:span text:style-name="T12">-</text:span><text:span text:style-name="T4"> </text:span><text:span text:style-name="T10">1</text:span><text:span text:style-name="T14">);</text:span></text:p>
      <text:p text:style-name="P8"><text:s text:c="4"/><text:span text:style-name="T6">if</text:span><text:span text:style-name="T4"> </text:span><text:span text:style-name="T14">(</text:span><text:span text:style-name="T4">bytes_read </text:span><text:span text:style-name="T12">&lt;=</text:span><text:span text:style-name="T4"> </text:span><text:span text:style-name="T10">0</text:span><text:span text:style-name="T14">)</text:span><text:span text:style-name="T4"> </text:span><text:span text:style-name="T14">{</text:span></text:p>
      <text:p text:style-name="P8"><text:s text:c="8"/><text:span text:style-name="T12">perror</text:span><text:span text:style-name="T14">(</text:span><text:span text:style-name="T8">"read"</text:span><text:span text:style-name="T14">);</text:span></text:p>
      <text:p text:style-name="P8"><text:s text:c="8"/><text:span text:style-name="T12">exit</text:span><text:span text:style-name="T14">(</text:span><text:span text:style-name="T4">EXIT_FAILURE</text:span><text:span text:style-name="T14">);</text:span></text:p>
      <text:p text:style-name="P8"><text:s text:c="4"/><text:span text:style-name="T14">}</text:span></text:p>
      <text:p text:style-name="P8"><text:s text:c="4"/><text:span text:style-name="T4">filename</text:span><text:span text:style-name="T14">[</text:span><text:span text:style-name="T4">bytes_read </text:span><text:span text:style-name="T12">-</text:span><text:span text:style-name="T4"> </text:span><text:span text:style-name="T10">1</text:span><text:span text:style-name="T14">]</text:span><text:span text:style-name="T4"> </text:span><text:span text:style-name="T12">=</text:span><text:span text:style-name="T4"> </text:span><text:span text:style-name="T8">'\0'</text:span><text:span text:style-name="T14">;</text:span></text:p>
      <text:p text:style-name="P12"/>
      <text:p text:style-name="P8"><text:s text:c="4"/><text:span text:style-name="T4">pid </text:span><text:span text:style-name="T12">=</text:span><text:span text:style-name="T4"> </text:span><text:span text:style-name="T12">fork</text:span><text:span text:style-name="T14">();</text:span></text:p>
      <text:p text:style-name="P8"><text:s text:c="4"/><text:span text:style-name="T6">if</text:span><text:span text:style-name="T4"> </text:span><text:span text:style-name="T14">(</text:span><text:span text:style-name="T4">pid </text:span><text:span text:style-name="T12">==</text:span><text:span text:style-name="T4"> </text:span><text:span text:style-name="T12">-</text:span><text:span text:style-name="T10">1</text:span><text:span text:style-name="T14">)</text:span><text:span text:style-name="T4"> </text:span><text:span text:style-name="T14">{</text:span></text:p>
      <text:p text:style-name="P8"><text:s text:c="8"/><text:span text:style-name="T12">perror</text:span><text:span text:style-name="T14">(</text:span><text:span text:style-name="T8">"fork"</text:span><text:span text:style-name="T14">);</text:span></text:p>
      <text:p text:style-name="P8"><text:s text:c="8"/><text:span text:style-name="T12">exit</text:span><text:span text:style-name="T14">(</text:span><text:span text:style-name="T4">EXIT_FAILURE</text:span><text:span text:style-name="T14">);</text:span></text:p>
      <text:p text:style-name="P8"><text:s text:c="4"/><text:span text:style-name="T14">}</text:span></text:p>
      <text:p text:style-name="P12"><text:soft-page-break/></text:p>
      <text:p text:style-name="P8"><text:s text:c="4"/><text:span text:style-name="T6">if</text:span><text:span text:style-name="T4"> </text:span><text:span text:style-name="T14">(</text:span><text:span text:style-name="T4">pid </text:span><text:span text:style-name="T12">==</text:span><text:span text:style-name="T4"> </text:span><text:span text:style-name="T10">0</text:span><text:span text:style-name="T14">)</text:span><text:span text:style-name="T4"> </text:span><text:span text:style-name="T14">{</text:span></text:p>
      <text:p text:style-name="P8"><text:s text:c="8"/><text:span text:style-name="T12">close</text:span><text:span text:style-name="T14">(</text:span><text:span text:style-name="T4">pipe1</text:span><text:span text:style-name="T14">[</text:span><text:span text:style-name="T10">0</text:span><text:span text:style-name="T14">]);</text:span></text:p>
      <text:p text:style-name="P8"><text:s text:c="8"/><text:span text:style-name="T12">redirect_fd</text:span><text:span text:style-name="T14">(</text:span><text:span text:style-name="T4">pipe1</text:span><text:span text:style-name="T14">[</text:span><text:span text:style-name="T10">1</text:span><text:span text:style-name="T14">],</text:span><text:span text:style-name="T4"> </text:span><text:span text:style-name="T10">1</text:span><text:span text:style-name="T14">);</text:span></text:p>
      <text:p text:style-name="P8"><text:s text:c="8"/><text:span text:style-name="T12">execl</text:span><text:span text:style-name="T14">(</text:span><text:span text:style-name="T8">"./child"</text:span><text:span text:style-name="T14">,</text:span><text:span text:style-name="T4"> </text:span><text:span text:style-name="T8">"child"</text:span><text:span text:style-name="T14">,</text:span><text:span text:style-name="T4"> filename</text:span><text:span text:style-name="T14">,</text:span><text:span text:style-name="T4"> </text:span><text:span text:style-name="T10">NULL</text:span><text:span text:style-name="T14">);</text:span></text:p>
      <text:p text:style-name="P8"><text:s text:c="8"/><text:span text:style-name="T12">perror</text:span><text:span text:style-name="T14">(</text:span><text:span text:style-name="T8">"execl"</text:span><text:span text:style-name="T14">);</text:span></text:p>
      <text:p text:style-name="P8"><text:s text:c="8"/><text:span text:style-name="T12">exit</text:span><text:span text:style-name="T14">(</text:span><text:span text:style-name="T4">EXIT_FAILURE</text:span><text:span text:style-name="T14">);</text:span></text:p>
      <text:p text:style-name="P8"><text:s text:c="4"/><text:span text:style-name="T14">}</text:span><text:span text:style-name="T4"> </text:span><text:span text:style-name="T6">else</text:span><text:span text:style-name="T4"> </text:span><text:span text:style-name="T14">{</text:span></text:p>
      <text:p text:style-name="P8"><text:s text:c="8"/><text:span text:style-name="T12">close</text:span><text:span text:style-name="T14">(</text:span><text:span text:style-name="T4">pipe1</text:span><text:span text:style-name="T14">[</text:span><text:span text:style-name="T10">1</text:span><text:span text:style-name="T14">]);</text:span></text:p>
      <text:p text:style-name="P8"><text:s text:c="8"/></text:p>
      <text:p text:style-name="P8"><text:s text:c="8"/><text:span text:style-name="T12">write</text:span><text:span text:style-name="T14">(</text:span><text:span text:style-name="T10">1</text:span><text:span text:style-name="T14">,</text:span><text:span text:style-name="T4"> </text:span><text:span text:style-name="T8">"Parent process started reading from pipe...\n"</text:span><text:span text:style-name="T14">,</text:span><text:span text:style-name="T4"> </text:span><text:span text:style-name="T10">44</text:span><text:span text:style-name="T14">);</text:span></text:p>
      <text:p text:style-name="P8"><text:s text:c="8"/></text:p>
      <text:p text:style-name="P8"><text:s text:c="8"/><text:span text:style-name="T6">while</text:span><text:span text:style-name="T4"> </text:span><text:span text:style-name="T14">((</text:span><text:span text:style-name="T4">bytes_read </text:span><text:span text:style-name="T12">=</text:span><text:span text:style-name="T4"> </text:span><text:span text:style-name="T12">read</text:span><text:span text:style-name="T14">(</text:span><text:span text:style-name="T4">pipe1</text:span><text:span text:style-name="T14">[</text:span><text:span text:style-name="T10">0</text:span><text:span text:style-name="T14">],</text:span><text:span text:style-name="T4"> buffer</text:span><text:span text:style-name="T14">,</text:span><text:span text:style-name="T4"> BUFFER_SIZE </text:span><text:span text:style-name="T12">-</text:span><text:span text:style-name="T4"> </text:span><text:span text:style-name="T10">1</text:span><text:span text:style-name="T14">))</text:span><text:span text:style-name="T4"> </text:span><text:span text:style-name="T12">&gt;</text:span><text:span text:style-name="T4"> </text:span><text:span text:style-name="T10">0</text:span><text:span text:style-name="T14">)</text:span><text:span text:style-name="T4"> </text:span><text:span text:style-name="T14">{</text:span></text:p>
      <text:p text:style-name="P8"><text:s text:c="12"/><text:span text:style-name="T12">write</text:span><text:span text:style-name="T14">(</text:span><text:span text:style-name="T10">1</text:span><text:span text:style-name="T14">,</text:span><text:span text:style-name="T4"> buffer</text:span><text:span text:style-name="T14">,</text:span><text:span text:style-name="T4"> bytes_read</text:span><text:span text:style-name="T14">);</text:span></text:p>
      <text:p text:style-name="P8"><text:s text:c="8"/><text:span text:style-name="T14">}</text:span></text:p>
      <text:p text:style-name="P8"><text:s text:c="8"/></text:p>
      <text:p text:style-name="P8"><text:s text:c="8"/><text:span text:style-name="T12">close</text:span><text:span text:style-name="T14">(</text:span><text:span text:style-name="T4">pipe1</text:span><text:span text:style-name="T14">[</text:span><text:span text:style-name="T10">0</text:span><text:span text:style-name="T14">]);</text:span></text:p>
      <text:p text:style-name="P8"><text:s text:c="8"/></text:p>
      <text:p text:style-name="P8"><text:s text:c="8"/><text:span text:style-name="T6">int</text:span><text:span text:style-name="T4"> status</text:span><text:span text:style-name="T14">;</text:span></text:p>
      <text:p text:style-name="P8"><text:s text:c="8"/><text:span text:style-name="T12">waitpid</text:span><text:span text:style-name="T14">(</text:span><text:span text:style-name="T4">pid</text:span><text:span text:style-name="T14">,</text:span><text:span text:style-name="T4"> </text:span><text:span text:style-name="T12">&amp;</text:span><text:span text:style-name="T4">status</text:span><text:span text:style-name="T14">,</text:span><text:span text:style-name="T4"> </text:span><text:span text:style-name="T10">0</text:span><text:span text:style-name="T14">);</text:span></text:p>
      <text:p text:style-name="P8"><text:s text:c="8"/></text:p>
      <text:p text:style-name="P8"><text:s text:c="8"/><text:span text:style-name="T6">if</text:span><text:span text:style-name="T4"> </text:span><text:span text:style-name="T14">(</text:span><text:span text:style-name="T12">WIFEXITED</text:span><text:span text:style-name="T14">(</text:span><text:span text:style-name="T4">status</text:span><text:span text:style-name="T14">))</text:span><text:span text:style-name="T4"> </text:span><text:span text:style-name="T14">{</text:span></text:p>
      <text:p text:style-name="P8"><text:s text:c="12"/><text:span text:style-name="T6">char</text:span><text:span text:style-name="T4"> msg</text:span><text:span text:style-name="T14">[</text:span><text:span text:style-name="T10">50</text:span><text:span text:style-name="T14">];</text:span></text:p>
      <text:p text:style-name="P8"><text:s text:c="12"/><text:span text:style-name="T6">int</text:span><text:span text:style-name="T4"> exit_code </text:span><text:span text:style-name="T12">=</text:span><text:span text:style-name="T4"> </text:span><text:span text:style-name="T12">WEXITSTATUS</text:span><text:span text:style-name="T14">(</text:span><text:span text:style-name="T4">status</text:span><text:span text:style-name="T14">);</text:span></text:p>
      <text:p text:style-name="P8"><text:s text:c="12"/><text:span text:style-name="T12">sprintf</text:span><text:span text:style-name="T14">(</text:span><text:span text:style-name="T4">msg</text:span><text:span text:style-name="T14">,</text:span><text:span text:style-name="T4"> </text:span><text:span text:style-name="T8">"Child process exited with code: %d\n"</text:span><text:span text:style-name="T14">,</text:span><text:span text:style-name="T4"> exit_code</text:span><text:span text:style-name="T14">);</text:span></text:p>
      <text:p text:style-name="P8"><text:s text:c="12"/><text:span text:style-name="T12">write</text:span><text:span text:style-name="T14">(</text:span><text:span text:style-name="T10">1</text:span><text:span text:style-name="T14">,</text:span><text:span text:style-name="T4"> msg</text:span><text:span text:style-name="T14">,</text:span><text:span text:style-name="T4"> </text:span><text:span text:style-name="T12">strlen</text:span><text:span text:style-name="T14">(</text:span><text:span text:style-name="T4">msg</text:span><text:span text:style-name="T14">));</text:span></text:p>
      <text:p text:style-name="P8"><text:s text:c="8"/><text:span text:style-name="T14">}</text:span></text:p>
      <text:p text:style-name="P8"><text:s text:c="4"/><text:span text:style-name="T14">}</text:span></text:p>
      <text:p text:style-name="P8"><text:s text:c="4"/><text:span text:style-name="T6">return</text:span><text:span text:style-name="T4"> </text:span><text:span text:style-name="T10">0</text:span><text:span text:style-name="T14">;</text:span></text:p>
      <text:p text:style-name="P9">}</text:p>
      <text:h text:style-name="P3" text:outline-level="4"><text:span text:style-name="Strong_20_Emphasis"><text:span text:style-name="T2">child.c</text:span></text:span></text:h>
      <text:p text:style-name="P4">#<text:span text:style-name="T5">include</text:span> <text:span text:style-name="T7">&lt;ctype.h&gt;</text:span></text:p>
      <text:p text:style-name="P4">#<text:span text:style-name="T5">include</text:span> <text:span text:style-name="T7">&lt;sys/types.h&gt;</text:span></text:p>
      <text:p text:style-name="P4">#<text:span text:style-name="T5">include</text:span> <text:span text:style-name="T7">"process.h"</text:span></text:p>
      <text:p text:style-name="P12"/>
      <text:p text:style-name="P6"><text:span text:style-name="T5">void</text:span> <text:span text:style-name="T11">float_to_string</text:span><text:span text:style-name="T13">(</text:span><text:span text:style-name="T5">float</text:span> num<text:span text:style-name="T13">,</text:span> <text:span text:style-name="T5">char</text:span> <text:span text:style-name="T11">*</text:span>buffer<text:span text:style-name="T13">)</text:span> <text:span text:style-name="T13">{</text:span></text:p>
      <text:p text:style-name="P8"><text:s text:c="4"/><text:span text:style-name="T6">int</text:span><text:span text:style-name="T4"> pos </text:span><text:span text:style-name="T12">=</text:span><text:span text:style-name="T4"> </text:span><text:span text:style-name="T10">0</text:span><text:span text:style-name="T14">;</text:span></text:p>
      <text:p text:style-name="P8"><text:s text:c="4"/></text:p>
      <text:p text:style-name="P8"><text:s text:c="4"/><text:span text:style-name="T6">if</text:span><text:span text:style-name="T4"> </text:span><text:span text:style-name="T14">(</text:span><text:span text:style-name="T4">num </text:span><text:span text:style-name="T12">&lt;</text:span><text:span text:style-name="T4"> </text:span><text:span text:style-name="T10">0</text:span><text:span text:style-name="T14">)</text:span><text:span text:style-name="T4"> </text:span><text:span text:style-name="T14">{</text:span></text:p>
      <text:p text:style-name="P8"><text:s text:c="8"/><text:span text:style-name="T4">buffer</text:span><text:span text:style-name="T14">[</text:span><text:span text:style-name="T4">pos</text:span><text:span text:style-name="T12">++</text:span><text:span text:style-name="T14">]</text:span><text:span text:style-name="T4"> </text:span><text:span text:style-name="T12">=</text:span><text:span text:style-name="T4"> </text:span><text:span text:style-name="T8">'-'</text:span><text:span text:style-name="T14">;</text:span></text:p>
      <text:p text:style-name="P8"><text:s text:c="8"/><text:span text:style-name="T4">num </text:span><text:span text:style-name="T12">=</text:span><text:span text:style-name="T4"> </text:span><text:span text:style-name="T12">-</text:span><text:span text:style-name="T4">num</text:span><text:span text:style-name="T14">;</text:span></text:p>
      <text:p text:style-name="P8"><text:s text:c="4"/><text:span text:style-name="T14">}</text:span></text:p>
      <text:p text:style-name="P8"><text:s text:c="4"/></text:p>
      <text:p text:style-name="P8"><text:s text:c="4"/><text:span text:style-name="T6">int</text:span><text:span text:style-name="T4"> integer </text:span><text:span text:style-name="T12">=</text:span><text:span text:style-name="T4"> </text:span><text:span text:style-name="T14">(</text:span><text:span text:style-name="T6">int</text:span><text:span text:style-name="T14">)</text:span><text:span text:style-name="T4">num</text:span><text:span text:style-name="T14">;</text:span></text:p>
      <text:p text:style-name="P8"><text:s text:c="4"/></text:p>
      <text:p text:style-name="P8"><text:s text:c="4"/><text:span text:style-name="T6">if</text:span><text:span text:style-name="T4"> </text:span><text:span text:style-name="T14">(</text:span><text:span text:style-name="T4">integer </text:span><text:span text:style-name="T12">==</text:span><text:span text:style-name="T4"> </text:span><text:span text:style-name="T10">0</text:span><text:span text:style-name="T14">)</text:span><text:span text:style-name="T4"> </text:span><text:span text:style-name="T14">{</text:span></text:p>
      <text:p text:style-name="P8"><text:s text:c="8"/><text:span text:style-name="T4">buffer</text:span><text:span text:style-name="T14">[</text:span><text:span text:style-name="T4">pos</text:span><text:span text:style-name="T12">++</text:span><text:span text:style-name="T14">]</text:span><text:span text:style-name="T4"> </text:span><text:span text:style-name="T12">=</text:span><text:span text:style-name="T4"> </text:span><text:span text:style-name="T8">'0'</text:span><text:span text:style-name="T14">;</text:span></text:p>
      <text:p text:style-name="P8"><text:s text:c="4"/><text:span text:style-name="T14">}</text:span><text:span text:style-name="T4"> </text:span><text:span text:style-name="T6">else</text:span><text:span text:style-name="T4"> </text:span><text:span text:style-name="T14">{</text:span></text:p>
      <text:p text:style-name="P8"><text:s text:c="8"/><text:span text:style-name="T6">char</text:span><text:span text:style-name="T4"> digits</text:span><text:span text:style-name="T14">[</text:span><text:span text:style-name="T10">10</text:span><text:span text:style-name="T14">];</text:span></text:p>
      <text:p text:style-name="P8"><text:s text:c="8"/><text:span text:style-name="T6">int</text:span><text:span text:style-name="T4"> digit_count </text:span><text:span text:style-name="T12">=</text:span><text:span text:style-name="T4"> </text:span><text:span text:style-name="T10">0</text:span><text:span text:style-name="T14">;</text:span></text:p>
      <text:p text:style-name="P8"><text:s text:c="8"/><text:span text:style-name="T6">int</text:span><text:span text:style-name="T4"> temp </text:span><text:span text:style-name="T12">=</text:span><text:span text:style-name="T4"> integer</text:span><text:span text:style-name="T14">;</text:span></text:p>
      <text:p text:style-name="P8"><text:s text:c="8"/></text:p>
      <text:p text:style-name="P8"><text:s text:c="8"/><text:span text:style-name="T6">while</text:span><text:span text:style-name="T4"> </text:span><text:span text:style-name="T14">(</text:span><text:span text:style-name="T4">temp </text:span><text:span text:style-name="T12">&gt;</text:span><text:span text:style-name="T4"> </text:span><text:span text:style-name="T10">0</text:span><text:span text:style-name="T14">)</text:span><text:span text:style-name="T4"> </text:span><text:span text:style-name="T14">{</text:span></text:p>
      <text:p text:style-name="P8"><text:s text:c="12"/><text:span text:style-name="T4">digits</text:span><text:span text:style-name="T14">[</text:span><text:span text:style-name="T4">digit_count</text:span><text:span text:style-name="T12">++</text:span><text:span text:style-name="T14">]</text:span><text:span text:style-name="T4"> </text:span><text:span text:style-name="T12">=</text:span><text:span text:style-name="T4"> </text:span><text:span text:style-name="T8">'0'</text:span><text:span text:style-name="T4"> </text:span><text:span text:style-name="T12">+</text:span><text:span text:style-name="T4"> </text:span><text:span text:style-name="T14">(</text:span><text:span text:style-name="T4">temp </text:span><text:span text:style-name="T12">%</text:span><text:span text:style-name="T4"> </text:span><text:span text:style-name="T10">10</text:span><text:span text:style-name="T14">);</text:span></text:p>
      <text:p text:style-name="P8"><text:s text:c="12"/><text:span text:style-name="T4">temp </text:span><text:span text:style-name="T12">/=</text:span><text:span text:style-name="T4"> </text:span><text:span text:style-name="T10">10</text:span><text:span text:style-name="T14">;</text:span></text:p>
      <text:p text:style-name="P8"><text:s text:c="8"/><text:span text:style-name="T14">}</text:span></text:p>
      <text:p text:style-name="P8"><text:s text:c="8"/></text:p>
      <text:p text:style-name="P8"><text:s text:c="8"/><text:span text:style-name="T6">for</text:span><text:span text:style-name="T4"> </text:span><text:span text:style-name="T14">(</text:span><text:span text:style-name="T6">int</text:span><text:span text:style-name="T4"> i </text:span><text:span text:style-name="T12">=</text:span><text:span text:style-name="T4"> digit_count </text:span><text:span text:style-name="T12">-</text:span><text:span text:style-name="T4"> </text:span><text:span text:style-name="T10">1</text:span><text:span text:style-name="T14">;</text:span><text:span text:style-name="T4"> i </text:span><text:span text:style-name="T12">&gt;=</text:span><text:span text:style-name="T4"> </text:span><text:span text:style-name="T10">0</text:span><text:span text:style-name="T14">;</text:span><text:span text:style-name="T4"> i</text:span><text:span text:style-name="T12">--</text:span><text:span text:style-name="T14">)</text:span><text:span text:style-name="T4"> </text:span><text:span text:style-name="T14">{</text:span></text:p>
      <text:p text:style-name="P8"><text:s text:c="12"/><text:span text:style-name="T4">buffer</text:span><text:span text:style-name="T14">[</text:span><text:span text:style-name="T4">pos</text:span><text:span text:style-name="T12">++</text:span><text:span text:style-name="T14">]</text:span><text:span text:style-name="T4"> </text:span><text:span text:style-name="T12">=</text:span><text:span text:style-name="T4"> digits</text:span><text:span text:style-name="T14">[</text:span><text:span text:style-name="T4">i</text:span><text:span text:style-name="T14">];</text:span></text:p>
      <text:p text:style-name="P8"><text:s text:c="8"/><text:span text:style-name="T14">}</text:span></text:p>
      <text:p text:style-name="P8"><text:s text:c="4"/><text:span text:style-name="T14">}</text:span></text:p>
      <text:p text:style-name="P8"><text:s text:c="4"/></text:p>
      <text:p text:style-name="P8"><text:soft-page-break/><text:s text:c="4"/><text:span text:style-name="T4">buffer</text:span><text:span text:style-name="T14">[</text:span><text:span text:style-name="T4">pos</text:span><text:span text:style-name="T12">++</text:span><text:span text:style-name="T14">]</text:span><text:span text:style-name="T4"> </text:span><text:span text:style-name="T12">=</text:span><text:span text:style-name="T4"> </text:span><text:span text:style-name="T8">'.'</text:span><text:span text:style-name="T14">;</text:span></text:p>
      <text:p text:style-name="P8"><text:s text:c="4"/><text:span text:style-name="T6">int</text:span><text:span text:style-name="T4"> decimal </text:span><text:span text:style-name="T12">=</text:span><text:span text:style-name="T4"> </text:span><text:span text:style-name="T14">(</text:span><text:span text:style-name="T6">int</text:span><text:span text:style-name="T14">)((</text:span><text:span text:style-name="T4">num </text:span><text:span text:style-name="T12">-</text:span><text:span text:style-name="T4"> integer</text:span><text:span text:style-name="T14">)</text:span><text:span text:style-name="T4"> </text:span><text:span text:style-name="T12">*</text:span><text:span text:style-name="T4"> </text:span><text:span text:style-name="T10">1000</text:span><text:span text:style-name="T4"> </text:span><text:span text:style-name="T12">+</text:span><text:span text:style-name="T4"> </text:span><text:span text:style-name="T10">0.05</text:span><text:span text:style-name="T14">);</text:span></text:p>
      <text:p text:style-name="P8"><text:s text:c="4"/><text:span text:style-name="T4">buffer</text:span><text:span text:style-name="T14">[</text:span><text:span text:style-name="T4">pos</text:span><text:span text:style-name="T12">++</text:span><text:span text:style-name="T14">]</text:span><text:span text:style-name="T4"> </text:span><text:span text:style-name="T12">=</text:span><text:span text:style-name="T4"> </text:span><text:span text:style-name="T8">'0'</text:span><text:span text:style-name="T4"> </text:span><text:span text:style-name="T12">+</text:span><text:span text:style-name="T4"> </text:span><text:span text:style-name="T14">(</text:span><text:span text:style-name="T4">decimal </text:span><text:span text:style-name="T12">/</text:span><text:span text:style-name="T4"> </text:span><text:span text:style-name="T10">100</text:span><text:span text:style-name="T14">);</text:span></text:p>
      <text:p text:style-name="P8"><text:s text:c="4"/><text:span text:style-name="T4">buffer</text:span><text:span text:style-name="T14">[</text:span><text:span text:style-name="T4">pos</text:span><text:span text:style-name="T12">++</text:span><text:span text:style-name="T14">]</text:span><text:span text:style-name="T4"> </text:span><text:span text:style-name="T12">=</text:span><text:span text:style-name="T4"> </text:span><text:span text:style-name="T8">'0'</text:span><text:span text:style-name="T4"> </text:span><text:span text:style-name="T12">+</text:span><text:span text:style-name="T4"> </text:span><text:span text:style-name="T14">(</text:span><text:span text:style-name="T4">decimal </text:span><text:span text:style-name="T12">%</text:span><text:span text:style-name="T4"> </text:span><text:span text:style-name="T10">100</text:span><text:span text:style-name="T4"> </text:span><text:span text:style-name="T12">/</text:span><text:span text:style-name="T4"> </text:span><text:span text:style-name="T10">10</text:span><text:span text:style-name="T14">);</text:span></text:p>
      <text:p text:style-name="P8"><text:s text:c="4"/><text:span text:style-name="T4">buffer</text:span><text:span text:style-name="T14">[</text:span><text:span text:style-name="T4">pos</text:span><text:span text:style-name="T12">++</text:span><text:span text:style-name="T14">]</text:span><text:span text:style-name="T4"> </text:span><text:span text:style-name="T12">=</text:span><text:span text:style-name="T4"> </text:span><text:span text:style-name="T8">'0'</text:span><text:span text:style-name="T4"> </text:span><text:span text:style-name="T12">+</text:span><text:span text:style-name="T4"> </text:span><text:span text:style-name="T14">(</text:span><text:span text:style-name="T4">decimal </text:span><text:span text:style-name="T12">%</text:span><text:span text:style-name="T4"> </text:span><text:span text:style-name="T10">10</text:span><text:span text:style-name="T14">);</text:span></text:p>
      <text:p text:style-name="P8"><text:s text:c="4"/><text:span text:style-name="T4">buffer</text:span><text:span text:style-name="T14">[</text:span><text:span text:style-name="T4">pos</text:span><text:span text:style-name="T14">]</text:span><text:span text:style-name="T4"> </text:span><text:span text:style-name="T12">=</text:span><text:span text:style-name="T4"> </text:span><text:span text:style-name="T8">'\0'</text:span><text:span text:style-name="T14">;</text:span></text:p>
      <text:p text:style-name="P9">}</text:p>
      <text:p text:style-name="P12"/>
      <text:p text:style-name="P6"><text:span text:style-name="T5">void</text:span> <text:span text:style-name="T11">process_line</text:span><text:span text:style-name="T13">(</text:span><text:span text:style-name="T5">char</text:span> <text:span text:style-name="T11">*</text:span>line<text:span text:style-name="T13">)</text:span> <text:span text:style-name="T13">{</text:span></text:p>
      <text:p text:style-name="P8"><text:s text:c="4"/><text:span text:style-name="T6">float</text:span><text:span text:style-name="T4"> numbers</text:span><text:span text:style-name="T14">[</text:span><text:span text:style-name="T4">MAX_NUMBERS</text:span><text:span text:style-name="T14">];</text:span></text:p>
      <text:p text:style-name="P8"><text:s text:c="4"/><text:span text:style-name="T6">int</text:span><text:span text:style-name="T4"> count </text:span><text:span text:style-name="T12">=</text:span><text:span text:style-name="T4"> </text:span><text:span text:style-name="T10">0</text:span><text:span text:style-name="T14">;</text:span></text:p>
      <text:p text:style-name="P8"><text:s text:c="4"/></text:p>
      <text:p text:style-name="P8"><text:s text:c="4"/><text:span text:style-name="T6">char</text:span><text:span text:style-name="T4"> </text:span><text:span text:style-name="T12">*</text:span><text:span text:style-name="T4">token </text:span><text:span text:style-name="T12">=</text:span><text:span text:style-name="T4"> </text:span><text:span text:style-name="T12">strtok</text:span><text:span text:style-name="T14">(</text:span><text:span text:style-name="T4">line</text:span><text:span text:style-name="T14">,</text:span><text:span text:style-name="T4"> </text:span><text:span text:style-name="T8">" "</text:span><text:span text:style-name="T14">);</text:span></text:p>
      <text:p text:style-name="P8"><text:s text:c="4"/><text:span text:style-name="T6">while</text:span><text:span text:style-name="T4"> </text:span><text:span text:style-name="T14">(</text:span><text:span text:style-name="T4">token </text:span><text:span text:style-name="T12">!=</text:span><text:span text:style-name="T4"> </text:span><text:span text:style-name="T10">NULL</text:span><text:span text:style-name="T4"> </text:span><text:span text:style-name="T12">&amp;&amp;</text:span><text:span text:style-name="T4"> count </text:span><text:span text:style-name="T12">&lt;</text:span><text:span text:style-name="T4"> MAX_NUMBERS</text:span><text:span text:style-name="T14">)</text:span><text:span text:style-name="T4"> </text:span><text:span text:style-name="T14">{</text:span></text:p>
      <text:p text:style-name="P8"><text:s text:c="8"/><text:span text:style-name="T4">numbers</text:span><text:span text:style-name="T14">[</text:span><text:span text:style-name="T4">count</text:span><text:span text:style-name="T12">++</text:span><text:span text:style-name="T14">]</text:span><text:span text:style-name="T4"> </text:span><text:span text:style-name="T12">=</text:span><text:span text:style-name="T4"> </text:span><text:span text:style-name="T12">atof</text:span><text:span text:style-name="T14">(</text:span><text:span text:style-name="T4">token</text:span><text:span text:style-name="T14">);</text:span></text:p>
      <text:p text:style-name="P8"><text:s text:c="8"/><text:span text:style-name="T4">token </text:span><text:span text:style-name="T12">=</text:span><text:span text:style-name="T4"> </text:span><text:span text:style-name="T12">strtok</text:span><text:span text:style-name="T14">(</text:span><text:span text:style-name="T10">NULL</text:span><text:span text:style-name="T14">,</text:span><text:span text:style-name="T4"> </text:span><text:span text:style-name="T8">" "</text:span><text:span text:style-name="T14">);</text:span></text:p>
      <text:p text:style-name="P8"><text:s text:c="4"/><text:span text:style-name="T14">}</text:span></text:p>
      <text:p text:style-name="P8"><text:s text:c="4"/></text:p>
      <text:p text:style-name="P8"><text:s text:c="4"/><text:span text:style-name="T6">if</text:span><text:span text:style-name="T4"> </text:span><text:span text:style-name="T14">(</text:span><text:span text:style-name="T4">count </text:span><text:span text:style-name="T12">&lt;</text:span><text:span text:style-name="T4"> </text:span><text:span text:style-name="T10">2</text:span><text:span text:style-name="T14">)</text:span><text:span text:style-name="T4"> </text:span><text:span text:style-name="T14">{</text:span></text:p>
      <text:p text:style-name="P8"><text:s text:c="8"/><text:span text:style-name="T12">write</text:span><text:span text:style-name="T14">(</text:span><text:span text:style-name="T10">1</text:span><text:span text:style-name="T14">,</text:span><text:span text:style-name="T4"> </text:span><text:span text:style-name="T8">"Error: line must contain at least 2 numbers\n"</text:span><text:span text:style-name="T14">,</text:span><text:span text:style-name="T4"> </text:span><text:span text:style-name="T10">44</text:span><text:span text:style-name="T14">);</text:span></text:p>
      <text:p text:style-name="P8"><text:s text:c="8"/><text:span text:style-name="T6">return</text:span><text:span text:style-name="T14">;</text:span></text:p>
      <text:p text:style-name="P8"><text:s text:c="4"/><text:span text:style-name="T14">}</text:span></text:p>
      <text:p text:style-name="P8"><text:s text:c="4"/></text:p>
      <text:p text:style-name="P8"><text:s text:c="4"/><text:span text:style-name="T12">write</text:span><text:span text:style-name="T14">(</text:span><text:span text:style-name="T10">1</text:span><text:span text:style-name="T14">,</text:span><text:span text:style-name="T4"> </text:span><text:span text:style-name="T8">"Command: "</text:span><text:span text:style-name="T14">,</text:span><text:span text:style-name="T4"> </text:span><text:span text:style-name="T10">9</text:span><text:span text:style-name="T14">);</text:span></text:p>
      <text:p text:style-name="P8"><text:s text:c="4"/><text:span text:style-name="T6">for</text:span><text:span text:style-name="T4"> </text:span><text:span text:style-name="T14">(</text:span><text:span text:style-name="T6">int</text:span><text:span text:style-name="T4"> i </text:span><text:span text:style-name="T12">=</text:span><text:span text:style-name="T4"> </text:span><text:span text:style-name="T10">0</text:span><text:span text:style-name="T14">;</text:span><text:span text:style-name="T4"> i </text:span><text:span text:style-name="T12">&lt;</text:span><text:span text:style-name="T4"> count</text:span><text:span text:style-name="T14">;</text:span><text:span text:style-name="T4"> i</text:span><text:span text:style-name="T12">++</text:span><text:span text:style-name="T14">)</text:span><text:span text:style-name="T4"> </text:span><text:span text:style-name="T14">{</text:span></text:p>
      <text:p text:style-name="P8"><text:s text:c="8"/><text:span text:style-name="T6">char</text:span><text:span text:style-name="T4"> buffer</text:span><text:span text:style-name="T14">[</text:span><text:span text:style-name="T10">20</text:span><text:span text:style-name="T14">];</text:span></text:p>
      <text:p text:style-name="P8"><text:s text:c="8"/><text:span text:style-name="T12">float_to_string</text:span><text:span text:style-name="T14">(</text:span><text:span text:style-name="T4">numbers</text:span><text:span text:style-name="T14">[</text:span><text:span text:style-name="T4">i</text:span><text:span text:style-name="T14">],</text:span><text:span text:style-name="T4"> buffer</text:span><text:span text:style-name="T14">);</text:span></text:p>
      <text:p text:style-name="P8"><text:s text:c="8"/><text:span text:style-name="T12">write</text:span><text:span text:style-name="T14">(</text:span><text:span text:style-name="T10">1</text:span><text:span text:style-name="T14">,</text:span><text:span text:style-name="T4"> buffer</text:span><text:span text:style-name="T14">,</text:span><text:span text:style-name="T4"> </text:span><text:span text:style-name="T12">strlen</text:span><text:span text:style-name="T14">(</text:span><text:span text:style-name="T4">buffer</text:span><text:span text:style-name="T14">));</text:span></text:p>
      <text:p text:style-name="P8"><text:s text:c="8"/><text:span text:style-name="T12">write</text:span><text:span text:style-name="T14">(</text:span><text:span text:style-name="T10">1</text:span><text:span text:style-name="T14">,</text:span><text:span text:style-name="T4"> </text:span><text:span text:style-name="T8">" "</text:span><text:span text:style-name="T14">,</text:span><text:span text:style-name="T4"> </text:span><text:span text:style-name="T10">1</text:span><text:span text:style-name="T14">);</text:span></text:p>
      <text:p text:style-name="P8"><text:s text:c="4"/><text:span text:style-name="T14">}</text:span></text:p>
      <text:p text:style-name="P8"><text:s text:c="4"/><text:span text:style-name="T12">write</text:span><text:span text:style-name="T14">(</text:span><text:span text:style-name="T10">1</text:span><text:span text:style-name="T14">,</text:span><text:span text:style-name="T4"> </text:span><text:span text:style-name="T8">"\n"</text:span><text:span text:style-name="T14">,</text:span><text:span text:style-name="T4"> </text:span><text:span text:style-name="T10">1</text:span><text:span text:style-name="T14">);</text:span></text:p>
      <text:p text:style-name="P8"><text:s text:c="4"/></text:p>
      <text:p text:style-name="P8"><text:s text:c="4"/><text:span text:style-name="T6">float</text:span><text:span text:style-name="T4"> current_result </text:span><text:span text:style-name="T12">=</text:span><text:span text:style-name="T4"> numbers</text:span><text:span text:style-name="T14">[</text:span><text:span text:style-name="T10">0</text:span><text:span text:style-name="T14">];</text:span></text:p>
      <text:p text:style-name="P8"><text:s text:c="4"/><text:span text:style-name="T6">char</text:span><text:span text:style-name="T4"> num_buf</text:span><text:span text:style-name="T14">[</text:span><text:span text:style-name="T10">20</text:span><text:span text:style-name="T14">];</text:span></text:p>
      <text:p text:style-name="P8"><text:s text:c="4"/></text:p>
      <text:p text:style-name="P8"><text:s text:c="4"/><text:span text:style-name="T12">write</text:span><text:span text:style-name="T14">(</text:span><text:span text:style-name="T10">1</text:span><text:span text:style-name="T14">,</text:span><text:span text:style-name="T4"> </text:span><text:span text:style-name="T8">"Division results for "</text:span><text:span text:style-name="T14">,</text:span><text:span text:style-name="T4"> </text:span><text:span text:style-name="T10">21</text:span><text:span text:style-name="T14">);</text:span></text:p>
      <text:p text:style-name="P8"><text:s text:c="4"/><text:span text:style-name="T12">float_to_string</text:span><text:span text:style-name="T14">(</text:span><text:span text:style-name="T4">current_result</text:span><text:span text:style-name="T14">,</text:span><text:span text:style-name="T4"> num_buf</text:span><text:span text:style-name="T14">);</text:span></text:p>
      <text:p text:style-name="P8"><text:s text:c="4"/><text:span text:style-name="T12">write</text:span><text:span text:style-name="T14">(</text:span><text:span text:style-name="T10">1</text:span><text:span text:style-name="T14">,</text:span><text:span text:style-name="T4"> num_buf</text:span><text:span text:style-name="T14">,</text:span><text:span text:style-name="T4"> </text:span><text:span text:style-name="T12">strlen</text:span><text:span text:style-name="T14">(</text:span><text:span text:style-name="T4">num_buf</text:span><text:span text:style-name="T14">));</text:span></text:p>
      <text:p text:style-name="P8"><text:s text:c="4"/><text:span text:style-name="T12">write</text:span><text:span text:style-name="T14">(</text:span><text:span text:style-name="T10">1</text:span><text:span text:style-name="T14">,</text:span><text:span text:style-name="T4"> </text:span><text:span text:style-name="T8">":\n"</text:span><text:span text:style-name="T14">,</text:span><text:span text:style-name="T4"> </text:span><text:span text:style-name="T10">2</text:span><text:span text:style-name="T14">);</text:span></text:p>
      <text:p text:style-name="P8"><text:s text:c="4"/></text:p>
      <text:p text:style-name="P8"><text:s text:c="4"/><text:span text:style-name="T6">for</text:span><text:span text:style-name="T4"> </text:span><text:span text:style-name="T14">(</text:span><text:span text:style-name="T6">int</text:span><text:span text:style-name="T4"> i </text:span><text:span text:style-name="T12">=</text:span><text:span text:style-name="T4"> </text:span><text:span text:style-name="T10">1</text:span><text:span text:style-name="T14">;</text:span><text:span text:style-name="T4"> i </text:span><text:span text:style-name="T12">&lt;</text:span><text:span text:style-name="T4"> count</text:span><text:span text:style-name="T14">;</text:span><text:span text:style-name="T4"> i</text:span><text:span text:style-name="T12">++</text:span><text:span text:style-name="T14">)</text:span><text:span text:style-name="T4"> </text:span><text:span text:style-name="T14">{</text:span></text:p>
      <text:p text:style-name="P8"><text:s text:c="8"/><text:span text:style-name="T6">float</text:span><text:span text:style-name="T4"> divisor </text:span><text:span text:style-name="T12">=</text:span><text:span text:style-name="T4"> numbers</text:span><text:span text:style-name="T14">[</text:span><text:span text:style-name="T4">i</text:span><text:span text:style-name="T14">];</text:span></text:p>
      <text:p text:style-name="P8"><text:s/></text:p>
      <text:p text:style-name="P8"><text:s text:c="8"/><text:span text:style-name="T6">if</text:span><text:span text:style-name="T4"> </text:span><text:span text:style-name="T14">(</text:span><text:span text:style-name="T4">divisor </text:span><text:span text:style-name="T12">==</text:span><text:span text:style-name="T4"> </text:span><text:span text:style-name="T10">0.0f</text:span><text:span text:style-name="T14">)</text:span><text:span text:style-name="T4"> </text:span><text:span text:style-name="T14">{</text:span></text:p>
      <text:p text:style-name="P8"><text:s text:c="12"/><text:span text:style-name="T12">write</text:span><text:span text:style-name="T14">(</text:span><text:span text:style-name="T10">1</text:span><text:span text:style-name="T14">,</text:span><text:span text:style-name="T4"> </text:span><text:span text:style-name="T8">"ERROR: division by zero! Exiting.\n"</text:span><text:span text:style-name="T14">,</text:span><text:span text:style-name="T4"> </text:span><text:span text:style-name="T10">34</text:span><text:span text:style-name="T14">);</text:span></text:p>
      <text:p text:style-name="P8"><text:s text:c="12"/><text:span text:style-name="T12">exit</text:span><text:span text:style-name="T14">(</text:span><text:span text:style-name="T4">EXIT_FAILURE</text:span><text:span text:style-name="T14">);</text:span></text:p>
      <text:p text:style-name="P8"><text:s text:c="8"/><text:span text:style-name="T14">}</text:span></text:p>
      <text:p text:style-name="P12"/>
      <text:p text:style-name="P8"><text:s text:c="8"/><text:span text:style-name="T6">float</text:span><text:span text:style-name="T4"> previous_result </text:span><text:span text:style-name="T12">=</text:span><text:span text:style-name="T4"> current_result</text:span><text:span text:style-name="T14">;</text:span></text:p>
      <text:p text:style-name="P8"><text:s text:c="8"/><text:span text:style-name="T4">current_result </text:span><text:span text:style-name="T12">=</text:span><text:span text:style-name="T4"> current_result </text:span><text:span text:style-name="T12">/</text:span><text:span text:style-name="T4"> divisor</text:span><text:span text:style-name="T14">;</text:span></text:p>
      <text:p text:style-name="P8"><text:s/></text:p>
      <text:p text:style-name="P8"><text:s text:c="8"/><text:span text:style-name="T12">write</text:span><text:span text:style-name="T14">(</text:span><text:span text:style-name="T10">1</text:span><text:span text:style-name="T14">,</text:span><text:span text:style-name="T4"> </text:span><text:span text:style-name="T8">" <text:s/>"</text:span><text:span text:style-name="T14">,</text:span><text:span text:style-name="T4"> </text:span><text:span text:style-name="T10">2</text:span><text:span text:style-name="T14">);</text:span></text:p>
      <text:p text:style-name="P8"><text:s text:c="8"/><text:span text:style-name="T12">float_to_string</text:span><text:span text:style-name="T14">(</text:span><text:span text:style-name="T4">previous_result</text:span><text:span text:style-name="T14">,</text:span><text:span text:style-name="T4"> num_buf</text:span><text:span text:style-name="T14">);</text:span></text:p>
      <text:p text:style-name="P8"><text:s text:c="8"/><text:span text:style-name="T12">write</text:span><text:span text:style-name="T14">(</text:span><text:span text:style-name="T10">1</text:span><text:span text:style-name="T14">,</text:span><text:span text:style-name="T4"> num_buf</text:span><text:span text:style-name="T14">,</text:span><text:span text:style-name="T4"> </text:span><text:span text:style-name="T12">strlen</text:span><text:span text:style-name="T14">(</text:span><text:span text:style-name="T4">num_buf</text:span><text:span text:style-name="T14">));</text:span></text:p>
      <text:p text:style-name="P8"><text:s text:c="8"/></text:p>
      <text:p text:style-name="P8"><text:s text:c="8"/><text:span text:style-name="T12">write</text:span><text:span text:style-name="T14">(</text:span><text:span text:style-name="T10">1</text:span><text:span text:style-name="T14">,</text:span><text:span text:style-name="T4"> </text:span><text:span text:style-name="T8">" / "</text:span><text:span text:style-name="T14">,</text:span><text:span text:style-name="T4"> </text:span><text:span text:style-name="T10">3</text:span><text:span text:style-name="T14">);</text:span></text:p>
      <text:p text:style-name="P8"><text:s text:c="8"/><text:span text:style-name="T12">float_to_string</text:span><text:span text:style-name="T14">(</text:span><text:span text:style-name="T4">divisor</text:span><text:span text:style-name="T14">,</text:span><text:span text:style-name="T4"> num_buf</text:span><text:span text:style-name="T14">);</text:span></text:p>
      <text:p text:style-name="P8"><text:s text:c="8"/><text:span text:style-name="T12">write</text:span><text:span text:style-name="T14">(</text:span><text:span text:style-name="T10">1</text:span><text:span text:style-name="T14">,</text:span><text:span text:style-name="T4"> num_buf</text:span><text:span text:style-name="T14">,</text:span><text:span text:style-name="T4"> </text:span><text:span text:style-name="T12">strlen</text:span><text:span text:style-name="T14">(</text:span><text:span text:style-name="T4">num_buf</text:span><text:span text:style-name="T14">));</text:span></text:p>
      <text:p text:style-name="P8"><text:s text:c="8"/></text:p>
      <text:p text:style-name="P8"><text:s text:c="8"/><text:span text:style-name="T12">write</text:span><text:span text:style-name="T14">(</text:span><text:span text:style-name="T10">1</text:span><text:span text:style-name="T14">,</text:span><text:span text:style-name="T4"> </text:span><text:span text:style-name="T8">" = "</text:span><text:span text:style-name="T14">,</text:span><text:span text:style-name="T4"> </text:span><text:span text:style-name="T10">3</text:span><text:span text:style-name="T14">);</text:span></text:p>
      <text:p text:style-name="P8"><text:s text:c="8"/><text:span text:style-name="T12">float_to_string</text:span><text:span text:style-name="T14">(</text:span><text:span text:style-name="T4">current_result</text:span><text:span text:style-name="T14">,</text:span><text:span text:style-name="T4"> num_buf</text:span><text:span text:style-name="T14">);</text:span></text:p>
      <text:p text:style-name="P8"><text:s text:c="8"/><text:span text:style-name="T12">write</text:span><text:span text:style-name="T14">(</text:span><text:span text:style-name="T10">1</text:span><text:span text:style-name="T14">,</text:span><text:span text:style-name="T4"> num_buf</text:span><text:span text:style-name="T14">,</text:span><text:span text:style-name="T4"> </text:span><text:span text:style-name="T12">strlen</text:span><text:span text:style-name="T14">(</text:span><text:span text:style-name="T4">num_buf</text:span><text:span text:style-name="T14">));</text:span></text:p>
      <text:p text:style-name="P8"><text:s text:c="8"/><text:span text:style-name="T12">write</text:span><text:span text:style-name="T14">(</text:span><text:span text:style-name="T10">1</text:span><text:span text:style-name="T14">,</text:span><text:span text:style-name="T4"> </text:span><text:span text:style-name="T8">"\n"</text:span><text:span text:style-name="T14">,</text:span><text:span text:style-name="T4"> </text:span><text:span text:style-name="T10">1</text:span><text:span text:style-name="T14">);</text:span></text:p>
      <text:p text:style-name="P8"><text:s text:c="4"/><text:span text:style-name="T14">}</text:span></text:p>
      <text:p text:style-name="P8"><text:soft-page-break/><text:s text:c="4"/><text:span text:style-name="T12">write</text:span><text:span text:style-name="T14">(</text:span><text:span text:style-name="T10">1</text:span><text:span text:style-name="T14">,</text:span><text:span text:style-name="T4"> </text:span><text:span text:style-name="T8">"\n"</text:span><text:span text:style-name="T14">,</text:span><text:span text:style-name="T4"> </text:span><text:span text:style-name="T10">1</text:span><text:span text:style-name="T14">);</text:span></text:p>
      <text:p text:style-name="P9">}</text:p>
      <text:p text:style-name="P12"/>
      <text:p text:style-name="P6"><text:span text:style-name="T5">int</text:span> <text:span text:style-name="T11">main</text:span><text:span text:style-name="T13">(</text:span><text:span text:style-name="T5">int</text:span> argc<text:span text:style-name="T13">,</text:span> <text:span text:style-name="T5">char</text:span> <text:span text:style-name="T11">*</text:span>argv<text:span text:style-name="T13">[])</text:span> <text:span text:style-name="T13">{</text:span></text:p>
      <text:p text:style-name="P8"><text:s text:c="4"/><text:span text:style-name="T6">if</text:span><text:span text:style-name="T4"> </text:span><text:span text:style-name="T14">(</text:span><text:span text:style-name="T4">argc </text:span><text:span text:style-name="T12">!=</text:span><text:span text:style-name="T4"> </text:span><text:span text:style-name="T10">2</text:span><text:span text:style-name="T14">)</text:span><text:span text:style-name="T4"> </text:span><text:span text:style-name="T14">{</text:span></text:p>
      <text:p text:style-name="P8"><text:s text:c="8"/><text:span text:style-name="T12">write</text:span><text:span text:style-name="T14">(</text:span><text:span text:style-name="T10">2</text:span><text:span text:style-name="T14">,</text:span><text:span text:style-name="T4"> </text:span><text:span text:style-name="T8">"Usage: child &lt;filename&gt;\n"</text:span><text:span text:style-name="T14">,</text:span><text:span text:style-name="T4"> </text:span><text:span text:style-name="T10">24</text:span><text:span text:style-name="T14">);</text:span></text:p>
      <text:p text:style-name="P8"><text:s text:c="8"/><text:span text:style-name="T12">exit</text:span><text:span text:style-name="T14">(</text:span><text:span text:style-name="T4">EXIT_FAILURE</text:span><text:span text:style-name="T14">);</text:span></text:p>
      <text:p text:style-name="P8"><text:s text:c="4"/><text:span text:style-name="T14">}</text:span></text:p>
      <text:p text:style-name="P12"/>
      <text:p text:style-name="P8"><text:s text:c="4"/><text:span text:style-name="T6">const</text:span><text:span text:style-name="T4"> </text:span><text:span text:style-name="T6">char</text:span><text:span text:style-name="T4"> </text:span><text:span text:style-name="T12">*</text:span><text:span text:style-name="T4">filename </text:span><text:span text:style-name="T12">=</text:span><text:span text:style-name="T4"> argv</text:span><text:span text:style-name="T14">[</text:span><text:span text:style-name="T10">1</text:span><text:span text:style-name="T14">];</text:span></text:p>
      <text:p text:style-name="P8"><text:s text:c="4"/><text:span text:style-name="T6">char</text:span><text:span text:style-name="T4"> buffer</text:span><text:span text:style-name="T14">[</text:span><text:span text:style-name="T4">BUFFER_SIZE </text:span><text:span text:style-name="T12">*</text:span><text:span text:style-name="T4"> </text:span><text:span text:style-name="T10">2</text:span><text:span text:style-name="T14">];</text:span></text:p>
      <text:p text:style-name="P8"><text:s text:c="4"/><text:span text:style-name="T10">size_t</text:span><text:span text:style-name="T4"> buffer_len </text:span><text:span text:style-name="T12">=</text:span><text:span text:style-name="T4"> </text:span><text:span text:style-name="T10">0</text:span><text:span text:style-name="T14">;</text:span></text:p>
      <text:p text:style-name="P8"><text:s text:c="4"/><text:span text:style-name="T10">ssize_t</text:span><text:span text:style-name="T4"> bytes_read</text:span><text:span text:style-name="T14">;</text:span></text:p>
      <text:p text:style-name="P8"><text:s text:c="4"/></text:p>
      <text:p text:style-name="P8"><text:s text:c="4"/><text:span text:style-name="T6">int</text:span><text:span text:style-name="T4"> file_fd </text:span><text:span text:style-name="T12">=</text:span><text:span text:style-name="T4"> </text:span><text:span text:style-name="T12">open</text:span><text:span text:style-name="T14">(</text:span><text:span text:style-name="T4">filename</text:span><text:span text:style-name="T14">,</text:span><text:span text:style-name="T4"> O_RDONLY</text:span><text:span text:style-name="T14">);</text:span></text:p>
      <text:p text:style-name="P8"><text:s text:c="4"/><text:span text:style-name="T6">if</text:span><text:span text:style-name="T4"> </text:span><text:span text:style-name="T14">(</text:span><text:span text:style-name="T4">file_fd </text:span><text:span text:style-name="T12">==</text:span><text:span text:style-name="T4"> </text:span><text:span text:style-name="T12">-</text:span><text:span text:style-name="T10">1</text:span><text:span text:style-name="T14">)</text:span><text:span text:style-name="T4"> </text:span><text:span text:style-name="T14">{</text:span></text:p>
      <text:p text:style-name="P8"><text:s text:c="8"/><text:span text:style-name="T12">write</text:span><text:span text:style-name="T14">(</text:span><text:span text:style-name="T10">2</text:span><text:span text:style-name="T14">,</text:span><text:span text:style-name="T4"> </text:span><text:span text:style-name="T8">"Error: cannot open file\n"</text:span><text:span text:style-name="T14">,</text:span><text:span text:style-name="T4"> </text:span><text:span text:style-name="T10">24</text:span><text:span text:style-name="T14">);</text:span></text:p>
      <text:p text:style-name="P8"><text:s text:c="8"/><text:span text:style-name="T12">exit</text:span><text:span text:style-name="T14">(</text:span><text:span text:style-name="T4">EXIT_FAILURE</text:span><text:span text:style-name="T14">);</text:span></text:p>
      <text:p text:style-name="P8"><text:s text:c="4"/><text:span text:style-name="T14">}</text:span></text:p>
      <text:p text:style-name="P8"><text:s text:c="4"/></text:p>
      <text:p text:style-name="P8"><text:s text:c="4"/><text:span text:style-name="T12">redirect_fd</text:span><text:span text:style-name="T14">(</text:span><text:span text:style-name="T4">file_fd</text:span><text:span text:style-name="T14">,</text:span><text:span text:style-name="T4"> </text:span><text:span text:style-name="T10">0</text:span><text:span text:style-name="T14">);</text:span></text:p>
      <text:p text:style-name="P12"/>
      <text:p text:style-name="P8"><text:s text:c="4"/><text:span text:style-name="T6">while</text:span><text:span text:style-name="T4"> </text:span><text:span text:style-name="T14">((</text:span><text:span text:style-name="T4">bytes_read </text:span><text:span text:style-name="T12">=</text:span><text:span text:style-name="T4"> </text:span><text:span text:style-name="T12">read</text:span><text:span text:style-name="T14">(</text:span><text:span text:style-name="T10">0</text:span><text:span text:style-name="T14">,</text:span><text:span text:style-name="T4"> buffer </text:span><text:span text:style-name="T12">+</text:span><text:span text:style-name="T4"> buffer_len</text:span><text:span text:style-name="T14">,</text:span><text:span text:style-name="T4"> BUFFER_SIZE </text:span><text:span text:style-name="T12">-</text:span><text:span text:style-name="T4"> buffer_len </text:span><text:span text:style-name="T12">-</text:span><text:span text:style-name="T4"> </text:span><text:span text:style-name="T10">1</text:span><text:span text:style-name="T14">))</text:span><text:span text:style-name="T4"> </text:span><text:span text:style-name="T12">&gt;</text:span><text:span text:style-name="T4"> </text:span><text:span text:style-name="T10">0</text:span><text:span text:style-name="T14">)</text:span><text:span text:style-name="T4"> </text:span><text:span text:style-name="T14">{</text:span></text:p>
      <text:p text:style-name="P8"><text:s text:c="8"/><text:span text:style-name="T4">buffer_len </text:span><text:span text:style-name="T12">+=</text:span><text:span text:style-name="T4"> bytes_read</text:span><text:span text:style-name="T14">;</text:span></text:p>
      <text:p text:style-name="P8"><text:s text:c="8"/><text:span text:style-name="T4">buffer</text:span><text:span text:style-name="T14">[</text:span><text:span text:style-name="T4">buffer_len</text:span><text:span text:style-name="T14">]</text:span><text:span text:style-name="T4"> </text:span><text:span text:style-name="T12">=</text:span><text:span text:style-name="T4"> </text:span><text:span text:style-name="T8">'\0'</text:span><text:span text:style-name="T14">;</text:span></text:p>
      <text:p text:style-name="P8"><text:s text:c="8"/></text:p>
      <text:p text:style-name="P8"><text:s text:c="8"/><text:span text:style-name="T6">char</text:span><text:span text:style-name="T4"> </text:span><text:span text:style-name="T12">*</text:span><text:span text:style-name="T4">start </text:span><text:span text:style-name="T12">=</text:span><text:span text:style-name="T4"> buffer</text:span><text:span text:style-name="T14">;</text:span></text:p>
      <text:p text:style-name="P8"><text:s text:c="8"/><text:span text:style-name="T6">char</text:span><text:span text:style-name="T4"> </text:span><text:span text:style-name="T12">*</text:span><text:span text:style-name="T4">end</text:span><text:span text:style-name="T14">;</text:span></text:p>
      <text:p text:style-name="P8"><text:s text:c="8"/></text:p>
      <text:p text:style-name="P8"><text:s text:c="8"/><text:span text:style-name="T6">while</text:span><text:span text:style-name="T4"> </text:span><text:span text:style-name="T14">((</text:span><text:span text:style-name="T4">end </text:span><text:span text:style-name="T12">=</text:span><text:span text:style-name="T4"> </text:span><text:span text:style-name="T12">strchr</text:span><text:span text:style-name="T14">(</text:span><text:span text:style-name="T4">start</text:span><text:span text:style-name="T14">,</text:span><text:span text:style-name="T4"> </text:span><text:span text:style-name="T8">'\n'</text:span><text:span text:style-name="T14">))</text:span><text:span text:style-name="T4"> </text:span><text:span text:style-name="T12">!=</text:span><text:span text:style-name="T4"> </text:span><text:span text:style-name="T10">NULL</text:span><text:span text:style-name="T14">)</text:span><text:span text:style-name="T4"> </text:span><text:span text:style-name="T14">{</text:span></text:p>
      <text:p text:style-name="P8"><text:s text:c="12"/><text:span text:style-name="T12">*</text:span><text:span text:style-name="T4">end </text:span><text:span text:style-name="T12">=</text:span><text:span text:style-name="T4"> </text:span><text:span text:style-name="T8">'\0'</text:span><text:span text:style-name="T14">;</text:span></text:p>
      <text:p text:style-name="P8"><text:s text:c="12"/></text:p>
      <text:p text:style-name="P8"><text:s text:c="12"/><text:span text:style-name="T6">if</text:span><text:span text:style-name="T4"> </text:span><text:span text:style-name="T14">(</text:span><text:span text:style-name="T12">strlen</text:span><text:span text:style-name="T14">(</text:span><text:span text:style-name="T4">start</text:span><text:span text:style-name="T14">)</text:span><text:span text:style-name="T4"> </text:span><text:span text:style-name="T12">&gt;</text:span><text:span text:style-name="T4"> </text:span><text:span text:style-name="T10">0</text:span><text:span text:style-name="T14">)</text:span><text:span text:style-name="T4"> </text:span><text:span text:style-name="T14">{</text:span></text:p>
      <text:p text:style-name="P8"><text:s text:c="16"/><text:span text:style-name="T12">process_line</text:span><text:span text:style-name="T14">(</text:span><text:span text:style-name="T4">start</text:span><text:span text:style-name="T14">);</text:span></text:p>
      <text:p text:style-name="P8"><text:s text:c="12"/><text:span text:style-name="T14">}</text:span></text:p>
      <text:p text:style-name="P8"><text:s text:c="12"/></text:p>
      <text:p text:style-name="P8"><text:s text:c="12"/><text:span text:style-name="T4">start </text:span><text:span text:style-name="T12">=</text:span><text:span text:style-name="T4"> end </text:span><text:span text:style-name="T12">+</text:span><text:span text:style-name="T4"> </text:span><text:span text:style-name="T10">1</text:span><text:span text:style-name="T14">;</text:span></text:p>
      <text:p text:style-name="P8"><text:s text:c="8"/><text:span text:style-name="T14">}</text:span></text:p>
      <text:p text:style-name="P8"><text:s text:c="4"/><text:span text:style-name="T14">}</text:span></text:p>
      <text:p text:style-name="P8"><text:s text:c="4"/></text:p>
      <text:p text:style-name="P8"><text:s text:c="4"/><text:span text:style-name="T6">if</text:span><text:span text:style-name="T4"> </text:span><text:span text:style-name="T14">(</text:span><text:span text:style-name="T4">bytes_read </text:span><text:span text:style-name="T12">==</text:span><text:span text:style-name="T4"> </text:span><text:span text:style-name="T12">-</text:span><text:span text:style-name="T10">1</text:span><text:span text:style-name="T14">)</text:span><text:span text:style-name="T4"> </text:span><text:span text:style-name="T14">{</text:span></text:p>
      <text:p text:style-name="P8"><text:s text:c="8"/><text:span text:style-name="T12">perror</text:span><text:span text:style-name="T14">(</text:span><text:span text:style-name="T8">"read from file"</text:span><text:span text:style-name="T14">);</text:span></text:p>
      <text:p text:style-name="P8"><text:s text:c="8"/><text:span text:style-name="T12">exit</text:span><text:span text:style-name="T14">(</text:span><text:span text:style-name="T4">EXIT_FAILURE</text:span><text:span text:style-name="T14">);</text:span></text:p>
      <text:p text:style-name="P8"><text:s text:c="4"/><text:span text:style-name="T14">}</text:span></text:p>
      <text:p text:style-name="P8"><text:s text:c="4"/></text:p>
      <text:p text:style-name="P8"><text:s text:c="4"/><text:span text:style-name="T6">return</text:span><text:span text:style-name="T4"> </text:span><text:span text:style-name="T10">0</text:span><text:span text:style-name="T14">;</text:span></text:p>
      <text:p text:style-name="P9">}</text:p>
      <text:h text:style-name="P3" text:outline-level="4"><text:span text:style-name="Strong_20_Emphasis"><text:span text:style-name="T2">process.c</text:span></text:span></text:h>
      <text:p text:style-name="P4">#<text:span text:style-name="T5">include</text:span> <text:span text:style-name="T7">"process.h"</text:span></text:p>
      <text:p text:style-name="P12"/>
      <text:p text:style-name="P6"><text:span text:style-name="T5">void</text:span> <text:span text:style-name="T11">redirect_fd</text:span><text:span text:style-name="T13">(</text:span><text:span text:style-name="T5">int</text:span> old_fd<text:span text:style-name="T13">,</text:span> <text:span text:style-name="T5">int</text:span> new_fd<text:span text:style-name="T13">)</text:span> <text:span text:style-name="T13">{</text:span></text:p>
      <text:p text:style-name="P8"><text:s text:c="4"/><text:span text:style-name="T6">if</text:span><text:span text:style-name="T4"> </text:span><text:span text:style-name="T14">(</text:span><text:span text:style-name="T12">dup2</text:span><text:span text:style-name="T14">(</text:span><text:span text:style-name="T4">old_fd</text:span><text:span text:style-name="T14">,</text:span><text:span text:style-name="T4"> new_fd</text:span><text:span text:style-name="T14">)</text:span><text:span text:style-name="T4"> </text:span><text:span text:style-name="T12">==</text:span><text:span text:style-name="T4"> </text:span><text:span text:style-name="T12">-</text:span><text:span text:style-name="T10">1</text:span><text:span text:style-name="T14">)</text:span><text:span text:style-name="T4"> </text:span><text:span text:style-name="T14">{</text:span></text:p>
      <text:p text:style-name="P8"><text:s text:c="8"/><text:span text:style-name="T12">perror</text:span><text:span text:style-name="T14">(</text:span><text:span text:style-name="T8">"dup2"</text:span><text:span text:style-name="T14">);</text:span></text:p>
      <text:p text:style-name="P8"><text:s text:c="8"/><text:span text:style-name="T12">exit</text:span><text:span text:style-name="T14">(</text:span><text:span text:style-name="T4">EXIT_FAILURE</text:span><text:span text:style-name="T14">);</text:span></text:p>
      <text:p text:style-name="P8"><text:s text:c="4"/><text:span text:style-name="T14">}</text:span></text:p>
      <text:p text:style-name="P8"><text:s text:c="4"/><text:span text:style-name="T12">close</text:span><text:span text:style-name="T14">(</text:span><text:span text:style-name="T4">old_fd</text:span><text:span text:style-name="T14">);</text:span></text:p>
      <text:p text:style-name="P9">}</text:p>
      <text:h text:style-name="P3" text:outline-level="4"><text:span text:style-name="Strong_20_Emphasis"><text:span text:style-name="T2">Makefile</text:span></text:span></text:h>
      <text:p text:style-name="P6">CC <text:span text:style-name="T11">=</text:span> gcc</text:p>
      <text:p text:style-name="P6"><text:soft-page-break/>CFLAGS <text:span text:style-name="T11">=</text:span> -Wall -Wextra -std<text:span text:style-name="T11">=</text:span>c99 -I.</text:p>
      <text:p text:style-name="P6">TARGET_PARENT <text:span text:style-name="T11">=</text:span> parent</text:p>
      <text:p text:style-name="P6">TARGET_CHILD <text:span text:style-name="T11">=</text:span> child</text:p>
      <text:p text:style-name="P6">SRC_DIR <text:span text:style-name="T11">=</text:span> src</text:p>
      <text:p text:style-name="P12"/>
      <text:p text:style-name="P6"><text:span text:style-name="T15">all</text:span><text:span text:style-name="T13">:</text:span> <text:span text:style-name="T11">$</text:span><text:span text:style-name="T13">(</text:span>TARGET_PARENT<text:span text:style-name="T13">)</text:span> <text:span text:style-name="T11">$</text:span><text:span text:style-name="T13">(</text:span>TARGET_CHILD<text:span text:style-name="T13">)</text:span></text:p>
      <text:p text:style-name="P12"/>
      <text:p text:style-name="P6"><text:span text:style-name="T11">$</text:span><text:span text:style-name="T15">(TARGET_PARENT)</text:span><text:span text:style-name="T13">:</text:span> <text:span text:style-name="T11">$</text:span><text:span text:style-name="T13">(</text:span>SRC_DIR<text:span text:style-name="T13">)</text:span>/parent.c <text:span text:style-name="T11">$</text:span><text:span text:style-name="T13">(</text:span>SRC_DIR<text:span text:style-name="T13">)</text:span>/process.h <text:span text:style-name="T11">$</text:span><text:span text:style-name="T13">(</text:span>SRC_DIR<text:span text:style-name="T13">)</text:span>/process.c</text:p>
      <text:p text:style-name="P8"><text:s text:c="8"/><text:span text:style-name="T12">$</text:span><text:span text:style-name="T14">(</text:span><text:span text:style-name="T4">CC</text:span><text:span text:style-name="T14">)</text:span><text:span text:style-name="T4"> </text:span><text:span text:style-name="T12">$</text:span><text:span text:style-name="T14">(</text:span><text:span text:style-name="T4">CFLAGS</text:span><text:span text:style-name="T14">)</text:span><text:span text:style-name="T4"> -o </text:span><text:span text:style-name="T12">$</text:span><text:span text:style-name="T14">(</text:span><text:span text:style-name="T4">TARGET_PARENT</text:span><text:span text:style-name="T14">)</text:span><text:span text:style-name="T4"> </text:span><text:span text:style-name="T12">$</text:span><text:span text:style-name="T14">(</text:span><text:span text:style-name="T4">SRC_DIR</text:span><text:span text:style-name="T14">)</text:span><text:span text:style-name="T4">/parent.c </text:span><text:span text:style-name="T12">$</text:span><text:span text:style-name="T14">(</text:span><text:span text:style-name="T4">SRC_DIR</text:span><text:span text:style-name="T14">)</text:span><text:span text:style-name="T4">/process.c</text:span></text:p>
      <text:p text:style-name="P12"/>
      <text:p text:style-name="P6"><text:span text:style-name="T11">$</text:span><text:span text:style-name="T15">(TARGET_CHILD)</text:span><text:span text:style-name="T13">:</text:span> <text:span text:style-name="T11">$</text:span><text:span text:style-name="T13">(</text:span>SRC_DIR<text:span text:style-name="T13">)</text:span>/child.c <text:span text:style-name="T11">$</text:span><text:span text:style-name="T13">(</text:span>SRC_DIR<text:span text:style-name="T13">)</text:span>/process.h <text:span text:style-name="T11">$</text:span><text:span text:style-name="T13">(</text:span>SRC_DIR<text:span text:style-name="T13">)</text:span>/process.c</text:p>
      <text:p text:style-name="P8"><text:s text:c="8"/><text:span text:style-name="T12">$</text:span><text:span text:style-name="T14">(</text:span><text:span text:style-name="T4">CC</text:span><text:span text:style-name="T14">)</text:span><text:span text:style-name="T4"> </text:span><text:span text:style-name="T12">$</text:span><text:span text:style-name="T14">(</text:span><text:span text:style-name="T4">CFLAGS</text:span><text:span text:style-name="T14">)</text:span><text:span text:style-name="T4"> -o </text:span><text:span text:style-name="T12">$</text:span><text:span text:style-name="T14">(</text:span><text:span text:style-name="T4">TARGET_CHILD</text:span><text:span text:style-name="T14">)</text:span><text:span text:style-name="T4"> </text:span><text:span text:style-name="T12">$</text:span><text:span text:style-name="T14">(</text:span><text:span text:style-name="T4">SRC_DIR</text:span><text:span text:style-name="T14">)</text:span><text:span text:style-name="T4">/child.c </text:span><text:span text:style-name="T12">$</text:span><text:span text:style-name="T14">(</text:span><text:span text:style-name="T4">SRC_DIR</text:span><text:span text:style-name="T14">)</text:span><text:span text:style-name="T4">/process.c</text:span></text:p>
      <text:p text:style-name="P12"/>
      <text:p text:style-name="P6"><text:span text:style-name="T15">clean</text:span><text:span text:style-name="T13">:</text:span></text:p>
      <text:p text:style-name="P8"><text:s text:c="8"/><text:span text:style-name="T4">rm -f </text:span><text:span text:style-name="T12">$</text:span><text:span text:style-name="T14">(</text:span><text:span text:style-name="T4">TARGET_PARENT</text:span><text:span text:style-name="T14">)</text:span><text:span text:style-name="T4"> </text:span><text:span text:style-name="T12">$</text:span><text:span text:style-name="T14">(</text:span><text:span text:style-name="T4">TARGET_CHILD</text:span><text:span text:style-name="T14">)</text:span></text:p>
      <text:p text:style-name="P12"/>
      <text:p text:style-name="P6"><text:span text:style-name="T15">rebuild</text:span><text:span text:style-name="T13">:</text:span> clean all</text:p>
      <text:p text:style-name="P12"/>
      <text:p text:style-name="P6"><text:span text:style-name="T7">.PHONY</text:span><text:span text:style-name="T13">:</text:span> all clean rebuild</text:p>
      <text:p text:style-name="P1"/>
      <text:h text:style-name="P2" text:outline-level="3"><text:span text:style-name="Strong_20_Emphasis"><text:span text:style-name="T2">Пример работы</text:span></text:span></text:h>
      <text:p text:style-name="P24"><text:span text:style-name="Strong_20_Emphasis"><text:span text:style-name="T1">Файл input.txt:</text:span></text:span></text:p>
      <text:p text:style-name="P5">10 2 5</text:p>
      <text:p text:style-name="P5">8 4 2</text:p>
      <text:p text:style-name="P5">15 3 0</text:p>
      <text:p text:style-name="P5">12 3 4</text:p>
      <text:p text:style-name="P24"><text:span text:style-name="Strong_20_Emphasis"><text:span text:style-name="T1">Запуск программы:</text:span></text:span></text:p>
      <text:p text:style-name="P10">make</text:p>
      <text:p text:style-name="P5">./parent</text:p>
      <text:p text:style-name="P5">Enter filename: input.txt</text:p>
      <text:p text:style-name="P24"><text:span text:style-name="Strong_20_Emphasis"><text:span text:style-name="T1">Вывод программы:</text:span></text:span></text:p>
      <text:p text:style-name="P5">Parent process started reading from pipe...</text:p>
      <text:p text:style-name="P5">Command: 10.000 2.000 5.000</text:p>
      <text:p text:style-name="P5">Division results for 10.000:</text:p>
      <text:p text:style-name="P7"><text:s text:c="2"/><text:span text:style-name="T4">10.000 / 2.000 = 5.000</text:span></text:p>
      <text:p text:style-name="P7"><text:s text:c="2"/><text:span text:style-name="T4">5.000 / 5.000 = 1.000</text:span></text:p>
      <text:p text:style-name="P11"/>
      <text:p text:style-name="P5">Command: 8.000 4.000 2.000 <text:s/></text:p>
      <text:p text:style-name="P5">Division results for 8.000:</text:p>
      <text:p text:style-name="P7"><text:s text:c="2"/><text:span text:style-name="T4">8.000 / 4.000 = 2.000</text:span></text:p>
      <text:p text:style-name="P7"><text:s text:c="2"/><text:span text:style-name="T4">2.000 / 2.000 = 1.000</text:span></text:p>
      <text:p text:style-name="P11"/>
      <text:p text:style-name="P5">Command: 15.000 3.000 0.000</text:p>
      <text:p text:style-name="P5">ERROR: division by zero! Exiting.</text:p>
      <text:p text:style-name="P5">Child process exited with code: 1</text:p>
      <text:p text:style-name="P1"/>
      <text:h text:style-name="P2" text:outline-level="3"><text:soft-page-break/><text:span text:style-name="Strong_20_Emphasis"><text:span text:style-name="T2">Вывод</text:span></text:span></text:h>
      <text:p text:style-name="P18">В ходе лабораторной работы были успешно реализованы:</text:p>
      <text:list text:style-name="L4">
        <text:list-item>
          <text:p text:style-name="P27"><text:span text:style-name="T2">Создание и управление процессами через </text:span><text:span text:style-name="Source_20_Text"><text:span text:style-name="T3">fork()</text:span></text:span></text:p>
        </text:list-item>
        <text:list-item>
          <text:p text:style-name="P16">Межпроцессное взаимодействие через каналы (pipe)</text:p>
        </text:list-item>
        <text:list-item>
          <text:p text:style-name="P16">Перенаправление стандартных потоков ввода/вывода</text:p>
        </text:list-item>
        <text:list-item>
          <text:p text:style-name="P16">Обработка ошибок (деление на ноль, ошибки файловой системы)</text:p>
        </text:list-item>
      </text:list>
      <text:p text:style-name="P18">Программа корректно обрабатывает различные сценарии:</text:p>
      <text:list text:style-name="L5">
        <text:list-item>
          <text:p text:style-name="P17">Нормальное выполнение операций деления</text:p>
        </text:list-item>
        <text:list-item>
          <text:p text:style-name="P17">Обнаружение деления на ноль с аварийным завершением</text:p>
        </text:list-item>
        <text:list-item>
          <text:p text:style-name="P17">Ошибки открытия файлов</text:p>
        </text:list-item>
        <text:list-item>
          <text:p text:style-name="P17">Сигнализация между процессами через коды завершения</text:p>
        </text:list-item>
      </text:list>
      <text:p text:style-name="P19">Работа демонстрирует практическое понимание механизмов процессов и межпроцессного взаимодействия в Unix-подобных системах.</text:p>
      <text:p text:style-name="P22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4T00:37:09.819402486</meta:creation-date>
    <dc:date>2025-10-24T00:41:55.935476430</dc:date>
    <meta:editing-duration>PT4M47S</meta:editing-duration>
    <meta:editing-cycles>1</meta:editing-cycles>
    <meta:document-statistic meta:table-count="0" meta:image-count="0" meta:object-count="0" meta:page-count="7" meta:paragraph-count="292" meta:word-count="1008" meta:character-count="8055" meta:non-whitespace-character-count="6136"/>
    <meta:generator>LibreOffice/24.2.7.2$Linux_X86_64 LibreOffice_project/420$Build-2</meta:generator>
  </office:meta>
</office:document-meta>
</file>